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534in"/>
    </style:style>
    <style:style style:name="Table1.B" style:family="table-column">
      <style:table-column-properties style:column-width="0.984in"/>
    </style:style>
    <style:style style:name="Table1.C" style:family="table-column">
      <style:table-column-properties style:column-width="0.6924in"/>
    </style:style>
    <style:style style:name="Table1.D" style:family="table-column">
      <style:table-column-properties style:column-width="0.8861in"/>
    </style:style>
    <style:style style:name="Table1.E" style:family="table-column">
      <style:table-column-properties style:column-width="0.828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P1" style:family="paragraph" style:parent-style-name="Footnote">
      <style:paragraph-properties fo:text-align="justify" style:justify-single-word="false"/>
    </style:style>
    <style:style style:name="P2" style:family="paragraph" style:parent-style-name="Heading_20_1" style:master-page-name="Standard">
      <style:paragraph-properties style:page-number="auto"/>
    </style:style>
    <style:style style:name="P3" style:family="paragraph" style:parent-style-name="Heading_20_2">
      <style:text-properties fo:language="en" fo:country="US" style:font-name-asian="Wingdings"/>
    </style:style>
    <style:style style:name="P4" style:family="paragraph" style:parent-style-name="Heading_20_2">
      <style:text-properties style:font-name-asian="Wingdings"/>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fo:font-weight="bold" style:font-name-asian="Wingdings" style:font-size-asian="8pt" style:font-weight-asian="bold" style:font-name-complex="Courier New" style:font-weight-complex="bold"/>
    </style:style>
    <style:style style:name="P8" style:family="paragraph" style:parent-style-name="Standard">
      <style:text-properties style:font-name="Courier New" fo:font-size="8pt" fo:language="en" fo:country="US" style:font-name-asian="Wingding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0" style:family="paragraph" style:parent-style-name="Standard">
      <style:text-properties style:font-name="Courier New" fo:font-size="8pt" fo:font-weight="bold" style:font-name-asian="Wingdings" style:font-size-asian="8pt" style:font-weight-asian="bold" style:font-name-complex="Courier New" style:font-weight-complex="bold"/>
    </style:style>
    <style:style style:name="P11" style:family="paragraph" style:parent-style-name="Standard">
      <style:paragraph-properties fo:text-align="justify" style:justify-single-word="false"/>
      <style:text-properties style:font-name="Courier New" fo:font-size="8pt" fo:font-weight="bold" style:font-name-asian="Wingdings" style:font-size-asian="8pt" style:font-weight-asian="bold" style:font-name-complex="Courier New" style:font-weight-complex="bold"/>
    </style:style>
    <style:style style:name="P12" style:family="paragraph" style:parent-style-name="Standard">
      <style:text-properties style:font-name="Courier New" fo:font-size="8pt" style:font-name-asian="Wingdings" style:font-size-asian="8pt" style:font-name-complex="Courier New"/>
    </style:style>
    <style:style style:name="P13"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4" style:family="paragraph" style:parent-style-name="Standard">
      <style:text-properties style:font-name="Courier New" fo:language="en" fo:country="US" fo:font-weight="bold" style:font-name-asian="Wingdings" style:font-weight-asian="bold" style:font-name-complex="Courier New" style:font-weight-complex="bold"/>
    </style:style>
    <style:style style:name="P15" style:family="paragraph" style:parent-style-name="Standard">
      <style:text-properties style:font-name="Courier New" fo:language="en" fo:country="US" style:font-name-asian="Wingdings" style:font-name-complex="Courier New"/>
    </style:style>
    <style:style style:name="P16" style:family="paragraph" style:parent-style-name="Standard">
      <style:text-properties style:font-name="Courier New" style:font-name-asian="Wingdings" style:font-name-complex="Courier New"/>
    </style:style>
    <style:style style:name="P17" style:family="paragraph" style:parent-style-name="Standard">
      <style:text-properties style:font-name-asian="Wingdings"/>
    </style:style>
    <style:style style:name="P18" style:family="paragraph" style:parent-style-name="Standard">
      <style:paragraph-properties fo:text-align="justify" style:justify-single-word="false"/>
      <style:text-properties style:font-name-asian="Wingdings"/>
    </style:style>
    <style:style style:name="P19" style:family="paragraph" style:parent-style-name="Standard">
      <style:paragraph-properties style:snap-to-layout-grid="false"/>
      <style:text-properties style:font-name-asian="Wingdings"/>
    </style:style>
    <style:style style:name="P20" style:family="paragraph" style:parent-style-name="Standard">
      <style:text-properties fo:language="en" fo:country="US" style:font-name-asian="Wingdings"/>
    </style:style>
    <style:style style:name="P21" style:family="paragraph" style:parent-style-name="Standard">
      <style:text-properties style:font-name-asian="Times New Roman"/>
    </style:style>
    <style:style style:name="P22" style:family="paragraph" style:parent-style-name="Standard">
      <style:paragraph-properties fo:margin-left="3.5in" fo:margin-right="0in" fo:text-align="justify" style:justify-single-word="false" fo:text-indent="0in" style:auto-text-indent="false"/>
      <style:text-properties fo:font-style="italic" style:font-style-asian="italic" style:font-style-complex="italic"/>
    </style:style>
    <style:style style:name="P23" style:family="paragraph" style:parent-style-name="Standard">
      <style:paragraph-properties fo:margin-left="3.5in" fo:margin-right="0in" fo:text-align="end"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6" style:family="paragraph" style:parent-style-name="Standard">
      <style:paragraph-properties fo:margin-left="0in" fo:margin-right="0in" fo:text-align="justify" style:justify-single-word="false" fo:text-indent="0.5in" style:auto-text-indent="false"/>
    </style:style>
    <style:style style:name="P27" style:family="paragraph" style:parent-style-name="Standard">
      <style:paragraph-properties fo:margin-left="0in" fo:margin-right="0in" fo:text-indent="0.5in" style:auto-text-indent="false"/>
      <style:text-properties style:font-name-asian="Wingdings"/>
    </style:style>
    <style:style style:name="P28" style:family="paragraph" style:parent-style-name="Standard">
      <style:paragraph-properties fo:margin-left="0in" fo:margin-right="0in" fo:text-align="justify" style:justify-single-word="false" fo:text-indent="0.5in" style:auto-text-indent="false"/>
      <style:text-properties style:font-name-asian="Wingdings"/>
    </style:style>
    <style:style style:name="P29" style:family="paragraph" style:parent-style-name="Название_20_объекта">
      <style:paragraph-properties fo:text-align="center" style:justify-single-word="false"/>
    </style:style>
    <style:style style:name="P30" style:family="paragraph" style:parent-style-name="Название_20_объекта">
      <style:paragraph-properties fo:text-align="center" style:justify-single-word="false"/>
      <style:text-properties style:font-name-asian="Wingdings"/>
    </style:style>
    <style:style style:name="P31" style:family="paragraph" style:parent-style-name="Название_20_объекта">
      <style:paragraph-properties fo:text-align="end" style:justify-single-word="false"/>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T11" style:family="text">
      <style:text-properties style:font-name="Courier New" fo:font-size="8pt" fo:font-weight="bold" style:font-size-asian="8pt" style:font-weight-asian="bold" style:font-name-complex="Courier New" style:font-weight-complex="bold"/>
    </style:style>
    <style:style style:name="T12" style:family="text">
      <style:text-properties style:font-name="Courier New" style:font-name-complex="Courier New"/>
    </style:style>
    <style:style style:name="T13" style:family="text">
      <style:text-properties style:font-name="Courier New" fo:language="en" fo:country="US" style:font-name-complex="Courier New"/>
    </style:style>
    <style:style style:name="T14" style:family="text">
      <style:text-properties style:font-name="Courier New" fo:language="en" fo:country="US" style:font-name-asian="Wingdings" style:font-name-complex="Courier New"/>
    </style:style>
    <style:style style:name="T15" style:family="text">
      <style:text-properties style:font-name="Courier New" style:font-name-asian="Wingdings" style:font-name-complex="Courier New"/>
    </style:style>
    <style:style style:name="T16" style:family="text">
      <style:text-properties style:font-name="Wingdings" fo:language="en" fo:country="US" style:font-name-asian="Wingdings" style:font-name-complex="Wingdings"/>
    </style:style>
    <style:style style:name="T17" style:family="text">
      <style:text-properties style:font-name-asian="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Таблица"/>
      </text:sequence-decls>
      <text:h text:style-name="P2" text:outline-level="1">переполняющиеся буфера —<text:line-break/>активные средства защиты</text:h>
      <text:p text:style-name="Standard">крис касперски, аргентинский болотный бобер <text:span text:style-name="T1">nezumi</text:span> <text:span text:style-name="T1">el</text:span> <text:span text:style-name="T1">raton</text:span> ака жирный нутряк ибн мыщъх</text:p>
      <text:p text:style-name="P22"/>
      <text:p text:style-name="P22">умные в споре ищут истину, глупцы — выясняют, кто умнее</text:p>
      <text:p text:style-name="P23">народное</text:p>
      <text:p text:style-name="P25"/>
      <text:p text:style-name="P24"><text:span text:style-name="T6">на рынке имеется множество средств (как коммерческих, так и бесплатных), обещающих решить проблему переполняющихся буферов раз и навсегда, но хакеры ломают широко разрекламированные защитные комплексы один за другим. почему? давайте заглянем под капот </text:span><text:span text:style-name="T2">Stack</text:span><text:span text:style-name="T6">-</text:span><text:span text:style-name="T2">Guard</text:span><text:span text:style-name="T6">, </text:span><text:span text:style-name="T2">Stack</text:span><text:span text:style-name="T6">-</text:span><text:span text:style-name="T2">Shield</text:span><text:span text:style-name="T6">, </text:span><text:span text:style-name="T2">Pro</text:span><text:span text:style-name="T6">-</text:span><text:span text:style-name="T2">Police</text:span><text:span text:style-name="T6"> и </text:span><text:span text:style-name="T2">Microsoft</text:span><text:span text:style-name="T6"> </text:span><text:span text:style-name="T2">Visual</text:span><text:span text:style-name="T6"> </text:span><text:span text:style-name="T2">Studio</text:span><text:span text:style-name="T6"> .</text:span><text:span text:style-name="T2">NET</text:span><text:span text:style-name="T6">, сравнив заявленные возможности с реальными</text:span></text:p>
      <text:h text:style-name="Heading_20_2" text:outline-level="2">введение</text:h>
      <text:p text:style-name="P26">Ошибки переполнения вездесущи — это факт. Буквально каждые несколько дней обнаруживается новая дыра, а сколько дыр остаются необнаруженными — приходится только гадать. Как с ними борются? Арсенал имеющихся средств довольно разнообразен и простирается от аппаратных защит типа <text:span text:style-name="T1">NX</text:span>/<text:span text:style-name="T1">XD</text:span> битов<text:span text:style-name="Footnote_20_Symbol"><text:note text:id="ftn1" text:note-class="footnote"><text:note-citation>1</text:note-citation><text:note-body><text:p text:style-name="P1"><text:s/>в анонсе этой статьи была допущена грубая ошибка, превратившая биты в байты. а все потому, что мыщъх не в себе, а в ком-то другом. и с крышей у него проблемы. течет. а времени на капитальный ремонт нет. мыщъх сидит на ноотропах и ждет когда заберут на дурдом (в худшем случае). хвостом еще шевелит, но не всегда адекватно. короче, эта статья написана в слега измененном состоянии сознания, поэтому в ней… все может быть.</text:p></text:note-body></text:note></text:span>, до статических анализаторов наподобие <text:span text:style-name="T1">Spilnt</text:span>.</text:p>
      <text:p text:style-name="P26">В последнее время в обиход вошел термин "<text:span text:style-name="T1">secure</text:span> <text:span text:style-name="T1">programming</text:span>" и вышло множество книг по безопасности, настоятельно рекомендующих использовать динамические средства защиты типа <text:span text:style-name="T1">Stack</text:span>-<text:span text:style-name="T1">Guard</text:span>, внедряющие в компилируемую программу дополнительный код, проверяющий целостность адреса возврата перед выходом из функции и предпринимающий другие действия, затрудняющие атаку.</text:p>
      <text:p text:style-name="P26">Расплатой за "безопасность" становится снижение производительности (впрочем, довольно незначительное) и необходимость перекомпиляции всего кода. Но это только внешняя сторона проблемы. Понадеявшись на широко разрекламированные защитные средства, разработчики расслабляются и… начинают строчить небрежный код, который <text:span text:style-name="T1">Stack</text:span>-<text:span text:style-name="T1">Guard</text:span> (<text:span text:style-name="T1">Stack</text:span>-<text:span text:style-name="T1">Shield</text:span>/<text:span text:style-name="T1">Pro</text:span>-<text:span text:style-name="T1">Police</text:span>) все равно "исправит". Но что именно он правит? Давайте задвинем рекламу в сторону и посмотрим на защиту глазами хакера, который ломиться не в дверь (там замок), и не в окно (там — сигнализация), а проникает через никем не охраняемую вентиляционную/канализационную трубу или даже дымоход.</text:p>
      <text:p text:style-name="P26">Все защитные механизмы, имеющиеся на рынке, спроектированы так, что дрожь берет. Сразу видно, что их создатели никогда не атаковали чужие системы, не писали <text:span text:style-name="T1">shell</text:span>-код и даже не общались с теми, кто всем этим занимается. Защита не только не останавливает атакующего, но в некоторых случаях даже упрощает атаку!</text:p>
      <text:h text:style-name="Heading_20_2" text:outline-level="2">типы переполнения и типы защит</text:h>
      <text:p text:style-name="P26">Существует множество типов ошибок переполнения, подробно рассмотренных в статье <text:span text:style-name="T7">"ошибки переполнения буфера извне и изнутри как обобщенный опыт реальных атак"</text:span>). Это: переполнение кучи (работающее как оператор <text:span text:style-name="T1">POKE</text:span>), целочисленное переполнение, ошибки форматированного вывода (<text:span text:style-name="T1">PEEK</text:span> и <text:span text:style-name="T1">POKE</text:span> в одном лице) и переполнение локальных стековых буферов.</text:p>
      <text:p text:style-name="P26">Стековое переполнение — не только не единственное, но даже не самое популярное. Оператор <text:span text:style-name="T1">new</text:span> языка Си++ размещает переменные в динамической памяти, поэтому, актуальность атак на кучу все растет, а к стеку интерес снижается. Ложка — хороша к обеду. После драку кулаками не машут. Защитники стека явно опоздали и теперь подтасовывают факты и разводят рекламу. Вот<text:span text:style-name="T1"> </text:span>цитата<text:span text:style-name="T1"> </text:span>из<text:span text:style-name="T1"> </text:span>документации<text:span text:style-name="T1"> </text:span>на<text:span text:style-name="T1"> Stack-Guard: "…emits programs hardened against "stack smashing" attacks. Stack smashing attacks are the most common form of penetration attack. Programs that have been compiled with StackGuard are largely immune to stack smashing </text:span><text:soft-page-break/><text:span text:style-name="T1">attack" ("</text:span><text:span text:style-name="T3">Stack-Guard </text:span><text:span text:style-name="T4">закаляет</text:span><text:span text:style-name="T3"> </text:span><text:span text:style-name="T4">программы</text:span><text:span text:style-name="T3"> </text:span><text:span text:style-name="T4">против</text:span><text:span text:style-name="T3"> </text:span><text:span text:style-name="T4">срыва</text:span><text:span text:style-name="T3"> </text:span><text:span text:style-name="T4">стека</text:span><text:span text:style-name="T3"> – </text:span><text:span text:style-name="T4">наиболее</text:span><text:span text:style-name="T3"> </text:span><text:span text:style-name="T4">популярного</text:span><text:span text:style-name="T3"> </text:span><text:span text:style-name="T4">типа</text:span><text:span text:style-name="T3"> </text:span><text:span text:style-name="T4">удаленных</text:span><text:span text:style-name="T3"> </text:span><text:span text:style-name="T4">атак</text:span><text:span text:style-name="T3">. </text:span><text:span text:style-name="T4">Программы, откомпилированные со </text:span><text:span text:style-name="T3">Stack</text:span><text:span text:style-name="T4">-</text:span><text:span text:style-name="T3">Guard</text:span><text:span text:style-name="T4">'ом приобретают крепкий иммунитет против этого</text:span>"). На самом деле, <text:span text:style-name="T1">Stack</text:span>-<text:span text:style-name="T1">Guard</text:span> всего затрудняет подмену адреса возврата, то есть противодействует <text:span text:style-name="T5">подклассу</text:span> стековых атак, причем, противодействует весьма неумело. Тоже самое можно сказать и про остальные защиты, устанавливая которые мы не должны забывать, что они сражаются лишь с определенным типом атак, а на остальные просто не обращают внимания.</text:p>
      <text:p text:style-name="P26">Поскольку, из рекламных проспектов (по недоразумению называемых "технической документацией") ничего конкретного выяснить невозможно, используем дизассемблер, достоверно показывающий, что делает та или иначе защита и чем она реально занимается.</text:p>
      <text:h text:style-name="Heading_20_2" text:outline-level="2"><text:span text:style-name="T1">stack</text:span>-<text:span text:style-name="T1">guard</text:span></text:h>
      <text:p text:style-name="P26">Первым, кто бросил вызов переполняющимся буферам, был <text:span text:style-name="T1">Stack</text:span>-<text:span text:style-name="T1">Guard</text:span>, представляющий собой заплатку для компиляторов <text:span text:style-name="T1">gcc</text:span> и <text:span text:style-name="T1">egs</text:span>, распространяемую по лицензии <text:span text:style-name="T1">GPL</text:span>. Раньше его было можно скачать с www.cse.ogi.edu/DISC/projects/immunix/StackGuard или immunix.org, но сейчас эти ссылки мертвы, а проект заброшен. Исходный код сохранился только у "коллекционеров", как например: www.packetstormsecurity.org/UNIX/utilities/stackguard.</text:p>
      <text:p text:style-name="P26">Возьмем следующую программу, с умышленно допущенной ошибкой переполнения, и посмотрим, сможет ли <text:span text:style-name="T1">Stack</text:span>-<text:span text:style-name="T1">Guard</text:span> ее защитить.</text:p>
      <text:p text:style-name="Standard"/>
      <text:p text:style-name="Standard"><text:span text:style-name="T9">// </text:span><text:span text:style-name="T8">дочерняя функция</text:span></text:p>
      <text:p text:style-name="P6">f(char *msg)</text:p>
      <text:p text:style-name="P6">{</text:p>
      <text:p text:style-name="Standard"><text:span text:style-name="T8"><text:tab/></text:span><text:span text:style-name="T9">// </text:span><text:span text:style-name="T8">объявляем локальные переменные</text:span></text:p>
      <text:p text:style-name="Standard"><text:span text:style-name="T8"><text:tab/></text:span><text:span text:style-name="T9">int a; char buf[0x66];</text:span></text:p>
      <text:p text:style-name="P5"><text:tab/></text:p>
      <text:p text:style-name="P5"><text:tab/>// копируем аргумент в буфер без контроля длины,</text:p>
      <text:p text:style-name="P5"><text:tab/>// что на определенном этапе приводит к его переполнению</text:p>
      <text:p text:style-name="Standard"><text:span text:style-name="T8"><text:tab/></text:span><text:span text:style-name="T9">a = *strcpy(buf, msg);</text:span></text:p>
      <text:p text:style-name="P5"><text:tab/></text:p>
      <text:p text:style-name="Standard"><text:span text:style-name="T8"><text:tab/></text:span><text:span text:style-name="T9">// </text:span><text:span text:style-name="T8">выходим из функции</text:span></text:p>
      <text:p text:style-name="P6"><text:tab/>return a;</text:p>
      <text:p text:style-name="P6">}</text:p>
      <text:p text:style-name="P6"/>
      <text:p text:style-name="Standard"><text:span text:style-name="T9">// </text:span><text:span text:style-name="T8">материнская функция</text:span></text:p>
      <text:p text:style-name="P6">int main(int argv, char **argc)</text:p>
      <text:p text:style-name="P6">{</text:p>
      <text:p text:style-name="P6"><text:tab/>int x; x = f(argc[1]);</text:p>
      <text:p text:style-name="P5">}</text:p>
      <text:p text:style-name="P29">Листинг <text:sequence text:ref-name="refЛистинг0" text:name="Листинг" text:formula="ooow:Листинг+1" style:num-format="1">1</text:sequence> демонстрационная программа с переполняющийся буфером, которую мы будем защищать</text:p>
      <text:p text:style-name="P26">Откомпилируем файл компилятором <text:span text:style-name="T1">gcc</text:span> с настойками по умолчанию (то есть без оптимизации) и загрузим полученный <text:span text:style-name="T1">elf</text:span> в дизассемблер, чтобы посмотреть как выглядит стандартный пролог/эпилог функции <text:span text:style-name="T1">f</text:span>().</text:p>
      <text:p text:style-name="P5"/>
      <text:p text:style-name="P6">function_prologue:</text:p>
      <text:p text:style-name="Standard"><text:span text:style-name="T8"><text:tab/></text:span><text:span text:style-name="T9">push</text:span><text:span text:style-name="T8"><text:tab/></text:span><text:span text:style-name="T9">ebp</text:span><text:span text:style-name="T8"><text:tab/><text:tab/><text:tab/>; // сохраняем старый указатель карда</text:span></text:p>
      <text:p text:style-name="Standard"><text:span text:style-name="T8"><text:tab/></text:span><text:span text:style-name="T9">mov</text:span><text:span text:style-name="T8"><text:tab/></text:span><text:span text:style-name="T9">ebp</text:span><text:span text:style-name="T8">, </text:span><text:span text:style-name="T9">esp</text:span><text:span text:style-name="T8"><text:tab/><text:tab/>; // открываем новый кадр стека</text:span></text:p>
      <text:p text:style-name="Standard"><text:span text:style-name="T8"><text:tab/></text:span><text:span text:style-name="T9">sub</text:span><text:span text:style-name="T8"><text:tab/></text:span><text:span text:style-name="T9">esp</text:span><text:span text:style-name="T8">, 98</text:span><text:span text:style-name="T9">h</text:span><text:span text:style-name="T8"><text:tab/><text:tab/>; // резервируем место под локальные переменные</text:span></text:p>
      <text:p text:style-name="P5"><text:tab/></text:p>
      <text:p text:style-name="P5">; // тело программы</text:p>
      <text:p text:style-name="Standard"><text:span text:style-name="T8"><text:tab/></text:span><text:span text:style-name="T9">mov</text:span><text:span text:style-name="T8"><text:tab/></text:span><text:span text:style-name="T9">eax</text:span><text:span text:style-name="T8">, [</text:span><text:span text:style-name="T9">ebp</text:span><text:span text:style-name="T8">+</text:span><text:span text:style-name="T9">arg</text:span><text:span text:style-name="T8">_0]<text:tab/>; // копируем аргумент в регистр </text:span><text:span text:style-name="T9">eax</text:span></text:p>
      <text:p text:style-name="Standard"><text:span text:style-name="T8"><text:tab/></text:span><text:span text:style-name="T9">mov</text:span><text:span text:style-name="T8"><text:tab/>[</text:span><text:span text:style-name="T9">esp</text:span><text:span text:style-name="T8">+98</text:span><text:span text:style-name="T9">h</text:span><text:span text:style-name="T8">+</text:span><text:span text:style-name="T9">var</text:span><text:span text:style-name="T8">_94], </text:span><text:span text:style-name="T9">eax</text:span><text:span text:style-name="T8"><text:tab/>; // кладем </text:span><text:span text:style-name="T9">eax</text:span><text:span text:style-name="T8"> в стек</text:span></text:p>
      <text:p text:style-name="Standard"><text:span text:style-name="T8"><text:tab/><text:tab/><text:tab/><text:tab/><text:tab/>; // (выглядит как засылка </text:span><text:span text:style-name="T9">eax</text:span><text:span text:style-name="T8"> в лок. переменную</text:span></text:p>
      <text:p text:style-name="P5"><text:tab/><text:tab/><text:tab/><text:tab/><text:tab/>; // но в действительности это такая передача</text:p>
      <text:p text:style-name="P5"><text:tab/><text:tab/><text:tab/><text:tab/><text:tab/>; // аргументов, необычно но компилятору удобно)</text:p>
      <text:p text:style-name="P5"><text:tab/><text:tab/><text:tab/><text:tab/><text:tab/></text:p>
      <text:p text:style-name="Standard"><text:span text:style-name="T8"><text:tab/></text:span><text:span text:style-name="T9">lea</text:span><text:span text:style-name="T8"><text:tab/></text:span><text:span text:style-name="T9">eax</text:span><text:span text:style-name="T8">, [</text:span><text:span text:style-name="T9">ebp</text:span><text:span text:style-name="T8">+</text:span><text:span text:style-name="T9">var</text:span><text:span text:style-name="T8">_88]<text:tab/>; // получаем указатель на лок. переменную </text:span><text:span text:style-name="T9">var</text:span><text:span text:style-name="T8">_88</text:span></text:p>
      <text:p text:style-name="Standard"><text:span text:style-name="T8"><text:tab/></text:span><text:span text:style-name="T9">mov</text:span><text:span text:style-name="T8"><text:tab/>[</text:span><text:span text:style-name="T9">esp</text:span><text:span text:style-name="T8">+98</text:span><text:span text:style-name="T9">h</text:span><text:span text:style-name="T8">+</text:span><text:span text:style-name="T9">var</text:span><text:span text:style-name="T8">_98], </text:span><text:span text:style-name="T9">eax</text:span><text:span text:style-name="T8"><text:tab/>; // кладем его в стек</text:span></text:p>
      <text:p text:style-name="Standard"><text:span text:style-name="T8"><text:tab/></text:span><text:span text:style-name="T9">call<text:tab/>_strcpy<text:tab/><text:tab/><text:tab/>; // </text:span><text:span text:style-name="T8">вызываем</text:span><text:span text:style-name="T9"> _strcpy(&amp;arg_0[0], &amp;var_88[0])</text:span></text:p>
      <text:p text:style-name="P6"><text:tab/>movsx<text:tab/>eax, byte ptr [eax]<text:tab/>; // eax = *((signed char*) eax);</text:p>
      <text:p text:style-name="Standard"><text:span text:style-name="T9"><text:tab/>mov</text:span><text:span text:style-name="T8"><text:tab/>[</text:span><text:span text:style-name="T9">ebp</text:span><text:span text:style-name="T8">+</text:span><text:span text:style-name="T9">var</text:span><text:span text:style-name="T8">_</text:span><text:span text:style-name="T9">C</text:span><text:span text:style-name="T8">], </text:span><text:span text:style-name="T9">eax</text:span><text:span text:style-name="T8"><text:tab/>; // копируем </text:span><text:span text:style-name="T9">eax</text:span><text:span text:style-name="T8"> в локальную переменную </text:span><text:span text:style-name="T9">var</text:span><text:span text:style-name="T8">_</text:span><text:span text:style-name="T9">C</text:span></text:p>
      <text:p text:style-name="Standard"><text:span text:style-name="T8"><text:tab/></text:span><text:span text:style-name="T9">mov</text:span><text:span text:style-name="T8"><text:tab/></text:span><text:span text:style-name="T9">eax</text:span><text:span text:style-name="T8">, [</text:span><text:span text:style-name="T9">ebp</text:span><text:span text:style-name="T8">+</text:span><text:span text:style-name="T9">var</text:span><text:span text:style-name="T8">_</text:span><text:span text:style-name="T9">C</text:span><text:span text:style-name="T8">]<text:tab/>; // копируем содержимое </text:span><text:span text:style-name="T9">var</text:span><text:span text:style-name="T8">_</text:span><text:span text:style-name="T9">C</text:span><text:span text:style-name="T8"> в </text:span><text:span text:style-name="T9">eax</text:span></text:p>
      <text:p text:style-name="P5"/>
      <text:p text:style-name="P6">function_epilogue:</text:p>
      <text:p text:style-name="P6"><text:tab/>leave<text:tab/><text:tab/><text:tab/><text:tab/>; // mov esp, ebp/pop ebp</text:p>
      <text:p text:style-name="Standard"><text:span text:style-name="T9"><text:tab/>retn</text:span><text:span text:style-name="T8"><text:tab/><text:tab/><text:tab/><text:tab/>; // выходим в материнскую функцию</text:span></text:p>
      <text:p text:style-name="P29"><text:soft-page-break/>Листинг <text:sequence text:ref-name="refЛистинг1" text:name="Листинг" text:formula="ooow:Листинг+1" style:num-format="1">2</text:sequence> дизассемблерный листинг исходной функции <text:span text:style-name="T1">f</text:span> с мыщъх'иными комментариями</text:p>
      <text:p text:style-name="P26">Содержимое стека на момент вызова <text:span text:style-name="T1">f</text:span>() представляет конгломерат локальных переменных и служебных данных. На вершине стека лежит буфер, под ним располагается целочисленная переменная "<text:span text:style-name="T1">a</text:span>" (на самом деле, порядок размещения переменных не стандартизован и целиком зависит от воли компилятора, то есть может быть любым). За локальными переменными следует сохраненный регистр указателя карда стека (в <text:span text:style-name="T1">x</text:span>86 процессорах его роль обычно играет <text:span text:style-name="T1">EBP</text:span>), а за ним — адрес возврата и аргументы, переданные функции. Короче говоря, все это выглядит так:</text:p>
      <text:p text:style-name="Standard"/>
      <text:p text:style-name="Standard"><text:span text:style-name="T12">[ <text:s text:c="3"/></text:span><text:span text:style-name="T13">buf</text:span><text:span text:style-name="T12"> <text:s text:c="3"/>] ; </text:span><text:span text:style-name="T16"></text:span><text:span text:style-name="T15"> переполняющийся буфер</text:span></text:p>
      <text:p text:style-name="Standard"><text:span text:style-name="T15">[ <text:s text:c="4"/></text:span><text:span text:style-name="T14">a</text:span><text:span text:style-name="T15"> <text:s text:c="4"/>] ; </text:span><text:span text:style-name="T16"></text:span><text:span text:style-name="T15"> прочие локальные переменные</text:span></text:p>
      <text:p text:style-name="Standard"><text:span text:style-name="T15">[ <text:s text:c="3"/></text:span><text:span text:style-name="T14">ebp</text:span><text:span text:style-name="T15"> <text:s text:c="3"/>] ; </text:span><text:span text:style-name="T16"></text:span><text:span text:style-name="T15"> сохраненный указатель кадра</text:span></text:p>
      <text:p text:style-name="Standard"><text:span text:style-name="T15">[ <text:s/></text:span><text:span text:style-name="T14">retaddr</text:span><text:span text:style-name="T15"> <text:s/>] ; </text:span><text:span text:style-name="T16"></text:span><text:span text:style-name="T15"> адрес возврата в материнскую функцию</text:span></text:p>
      <text:p text:style-name="Standard"><text:span text:style-name="T15">[ <text:s text:c="2"/></text:span><text:span text:style-name="T14">arg</text:span><text:span text:style-name="T15"> 1 <text:s text:c="2"/>] ; </text:span><text:span text:style-name="T16"></text:span><text:span text:style-name="T15"> аргументы, переданные функции</text:span></text:p>
      <text:p text:style-name="Standard"><text:span text:style-name="T15">[ --------- ] ; </text:span><text:span text:style-name="T16"></text:span><text:span text:style-name="T15"> \</text:span></text:p>
      <text:p text:style-name="Standard"><text:span text:style-name="T15">[ --------- ] ; </text:span><text:span text:style-name="T16"></text:span><text:span text:style-name="T15"> <text:s/>+- кадр стека материнской функции</text:span></text:p>
      <text:p text:style-name="Standard"><text:span text:style-name="T15">[ --------- ] ; </text:span><text:span text:style-name="T16"></text:span><text:span text:style-name="T15"> /</text:span></text:p>
      <text:p text:style-name="P30">Листинг <text:sequence text:ref-name="refЛистинг2" text:name="Листинг" text:formula="ooow:Листинг+1" style:num-format="1">3</text:sequence> состояние стека на момент вызова функции <text:span text:style-name="T1">f</text:span></text:p>
      <text:p text:style-name="P28">Переполняющийся буфер может воздействовать на следующие объекты: а) локальные переменные, расположенные ниже его; б) сохраненный указатель карда стека; в) адрес возврата; г) аргументы, переданные функции; д) на кадр материнской функции. Все эти атаки подробно описаны в статье <text:span text:style-name="T7">"ошибки переполнения буфера извне и изнутри как обобщенный опыт реальных атак"</text:span>, поэтому не будем повторяться, а лучше пропустим программу через <text:span text:style-name="T1">StackGuard</text:span> 1.0 и посмотрим, что это даст.</text:p>
      <text:p text:style-name="P28"/>
      <text:p text:style-name="P9">function_prologue:</text:p>
      <text:p text:style-name="P18"><text:span text:style-name="T10"><text:tab/>push 000AFF0Dh<text:tab/><text:tab/>; // </text:span><text:span text:style-name="T11">забрасываем</text:span><text:span text:style-name="T10"> canary word </text:span><text:span text:style-name="T11">на</text:span><text:span text:style-name="T10"> </text:span><text:span text:style-name="T11">стек</text:span></text:p>
      <text:p text:style-name="P18"><text:span text:style-name="T10"><text:tab/><text:tab/><text:tab/><text:tab/></text:span><text:span text:style-name="T11">; // (следовало это делать после сохранение </text:span><text:span text:style-name="T10">ebp</text:span><text:span text:style-name="T11">)</text:span></text:p>
      <text:p text:style-name="P13"><text:tab/></text:p>
      <text:p text:style-name="P18"><text:span text:style-name="T8"><text:tab/></text:span><text:span text:style-name="T9">push</text:span><text:span text:style-name="T8"> </text:span><text:span text:style-name="T9">ebp<text:tab/></text:span><text:span text:style-name="T8"><text:tab/>; // сохраняем старый указатель карда в стеке</text:span></text:p>
      <text:p text:style-name="P18"><text:span text:style-name="T8"><text:tab/></text:span><text:span text:style-name="T9">mov</text:span><text:span text:style-name="T8"> </text:span><text:span text:style-name="T9">ebp</text:span><text:span text:style-name="T8">, </text:span><text:span text:style-name="T9">esp<text:tab/></text:span><text:span text:style-name="T8"><text:tab/>; // открываем новый кадр</text:span></text:p>
      <text:p text:style-name="P18"><text:span text:style-name="T8"><text:tab/></text:span><text:span text:style-name="T9">sub</text:span><text:span text:style-name="T8"> </text:span><text:span text:style-name="T9">esp</text:span><text:span text:style-name="T8">, 98</text:span><text:span text:style-name="T9">h<text:tab/></text:span><text:span text:style-name="T8"><text:tab/>; // резервируем место под локальные переменные</text:span></text:p>
      <text:p text:style-name="P13"><text:tab/></text:p>
      <text:p text:style-name="P13">; // тело функции</text:p>
      <text:p text:style-name="P13">; // (точно такое же, как и в прошлый раз)</text:p>
      <text:p text:style-name="P13"><text:tab/></text:p>
      <text:p text:style-name="P9">function_epilogue:</text:p>
      <text:p text:style-name="P18"><text:span text:style-name="T9"><text:tab/>leave</text:span><text:span text:style-name="T8"><text:tab/></text:span><text:span text:style-name="T9"><text:tab/></text:span><text:span text:style-name="T8"><text:tab/>; // закрываем кадр стека</text:span></text:p>
      <text:p text:style-name="P18"><text:span text:style-name="T11"><text:tab/></text:span><text:span text:style-name="T10">cmp</text:span><text:span text:style-name="T11"> </text:span><text:span text:style-name="T10">esp</text:span><text:span text:style-name="T11">,</text:span><text:span text:style-name="T10">AFF</text:span><text:span text:style-name="T11">0</text:span><text:span text:style-name="T10">Dh</text:span><text:span text:style-name="T11"><text:tab/><text:tab/>; // проверяем целостность </text:span><text:span text:style-name="T10">canary</text:span><text:span text:style-name="T11"> </text:span><text:span text:style-name="T10">word</text:span></text:p>
      <text:p text:style-name="P18"><text:span text:style-name="T11"><text:tab/></text:span><text:span text:style-name="T10">jne canary_changed<text:tab/>; // </text:span><text:span text:style-name="T11">если</text:span><text:span text:style-name="T10"> canary </text:span><text:span text:style-name="T11">изменено</text:span><text:span text:style-name="T10">, </text:span><text:span text:style-name="T11">прыгаем</text:span><text:span text:style-name="T10"> </text:span><text:span text:style-name="T11">на</text:span><text:span text:style-name="T10"> canary_changed</text:span></text:p>
      <text:p text:style-name="P18"><text:span text:style-name="T10"><text:tab/>add esp,4<text:tab/><text:tab/>; // </text:span><text:span text:style-name="T11">удаляем</text:span><text:span text:style-name="T10"> canary </text:span><text:span text:style-name="T11">из</text:span><text:span text:style-name="T10"> </text:span><text:span text:style-name="T11">стека</text:span></text:p>
      <text:p text:style-name="P18"><text:span text:style-name="T9"><text:tab/>ret</text:span><text:span text:style-name="T8"><text:tab/><text:tab/><text:tab/>; // возвращаемся в материнскую процедуру</text:span></text:p>
      <text:p text:style-name="P13"><text:tab/></text:p>
      <text:p text:style-name="P18"><text:span text:style-name="T10">canary</text:span><text:span text:style-name="T11">_</text:span><text:span text:style-name="T10">changed</text:span><text:span text:style-name="T11">:<text:tab/><text:tab/>; // завершаем выполнение программы</text:span></text:p>
      <text:p text:style-name="P18"><text:span text:style-name="T11"><text:tab/></text:span><text:span text:style-name="T10">call __canary_death_handler</text:span></text:p>
      <text:p text:style-name="P18"><text:span text:style-name="T9"><text:tab/>jmp</text:span><text:span text:style-name="T8"> . <text:tab/><text:tab/><text:tab/>; // если завершить не удалось — зациклившемся</text:span></text:p>
      <text:p text:style-name="P30">Листинг <text:sequence text:ref-name="refЛистинг3" text:name="Листинг" text:formula="ooow:Листинг+1" style:num-format="1">4</text:sequence> дизассемблерный листинг функции <text:span text:style-name="T1">f</text:span>(), защищенной <text:span text:style-name="T1">Stack</text:span>-<text:span text:style-name="T1">Guard</text:span>'ом (добавленные защитой строки выделены жирным шрифтом)</text:p>
      <text:p text:style-name="P28"/>
      <text:p text:style-name="P15">[ <text:s text:c="3"/>buf <text:s text:c="3"/>]</text:p>
      <text:p text:style-name="P15">[ <text:s text:c="4"/>a <text:s text:c="4"/>]</text:p>
      <text:p text:style-name="P15">[ <text:s text:c="3"/>ebp <text:s text:c="3"/>]</text:p>
      <text:p text:style-name="P14">[ 000aff0dh ]</text:p>
      <text:p text:style-name="P15">[ <text:s/>retaddr <text:s/>]</text:p>
      <text:p text:style-name="P17"><text:span text:style-name="T13">[ <text:s text:c="2"/>arg 1 <text:s text:c="2"/>]</text:span></text:p>
      <text:p text:style-name="P16">[ --------- ]</text:p>
      <text:p text:style-name="P16">[ --------- ]</text:p>
      <text:p text:style-name="P16">[ --------- ]</text:p>
      <text:p text:style-name="P30">Листинг <text:sequence text:ref-name="refЛистинг4" text:name="Листинг" text:formula="ooow:Листинг+1" style:num-format="1">5</text:sequence> состояние стека функции <text:span text:style-name="T1">f</text:span>() на момент завершения выполнения пролога и начала выполнения ее тела</text:p>
      <text:p text:style-name="P28"><text:soft-page-break/>После защиты <text:span text:style-name="T1">StackGuard</text:span>'ом перед адресом возврата располагается константа 000<text:span text:style-name="T1">AFF</text:span>0<text:span text:style-name="T1">Dh</text:span> (в терминологии <text:span text:style-name="T1">StackGuard</text:span>'а — <text:span text:style-name="T2">canary</text:span><text:span text:style-name="T6"> </text:span><text:span text:style-name="T2">word</text:span>), целостность которой проверяется перед выходом из функции. Суть в том, что комбинацию символов, слагающие <text:span text:style-name="T1">canary</text:span> <text:span text:style-name="T1">word </text:span>– \<text:span text:style-name="T1">x</text:span>00\<text:span text:style-name="T1">x</text:span>0<text:span text:style-name="T1">A</text:span>\<text:span text:style-name="T1">xFF</text:span>\<text:span text:style-name="T1">x</text:span>0<text:span text:style-name="T1">D</text:span>, очень трудно "воспроизвести" с помощью строковых функций, поскольку в языке Си символ нуля трактуется как "конец строки". Функция <text:span text:style-name="T1">gets </text:span>– одна из тех немногих, что обрабатывает ноль как обыкновенный символ, поскольку в качестве завершителя строки использует символ "возврата каретки".</text:p>
      <text:p text:style-name="P28">При работе с <text:span text:style-name="T1">ASCIIZ</text:span>-строками "подделать" <text:span text:style-name="T1">canary</text:span> <text:span text:style-name="T1">word</text:span> невозможно! Адрес возврата можно считать надежно защищенным. Ведь, чтобы "дотянуться" до него, переполняющемуся буферу необходимо пересечь (и затереть) <text:span text:style-name="T1">canary</text:span> <text:span text:style-name="T1">word</text:span>! Разработчики торжествуют, а хакеры рвут себе вены и вешаются. Или… все-таки нет? Начнем с того, что на уникод все эти ограничения не распространяются и <text:span text:style-name="T1">canary</text:span> <text:span text:style-name="T1">word</text:span> подделывается без труда (кстати говоря, плотная версия <text:span text:style-name="T1">Stack</text:span> <text:span text:style-name="T1">Guard</text:span>'а в качестве сторожевого слова использовала 00000000h, что уникодом уже не воспроизводится, но может быть введено с помощью функции <text:span text:style-name="T1">gets</text:span>, которая сегодня практически никем и нигде не используется). К тому же, приложения, обрабатывающие двоичные данные функциями типа <text:span text:style-name="T1">memcpy</text:span>, так же остаются беззащитными.</text:p>
      <text:p text:style-name="P28">Локальные переменные и указатель кадра стека вообще никак не защищены и могут быть беспрепятственно атакованы. Если среди этих переменных присутствует хотя бы один указатель на функцию, вызываемую после переполнения, хакер сможет подменить его адрес, передавая управление на свой <text:span text:style-name="T1">shell</text:span>-код. Конструкция типа "<text:span text:style-name="T1">int</text:span> *<text:span text:style-name="T1">x</text:span>; <text:span text:style-name="T1">int</text:span> <text:span text:style-name="T1">a</text:span>; … <text:span text:style-name="T1">x </text:span>=<text:span text:style-name="T1"> a</text:span>;", которая к числу экзотических никак не относится, позволяет атакующему модифицировать любые указатели на функции, в том числе и адрес возврата (правда, в этом случае необходимо знать точное положение вершины стека на момент атаки, что не всегда возможно, поэтому хакеры предпочитают модифицировать таблицу импорта в <text:span text:style-name="T1">Windows</text:span>, а в <text:span text:style-name="T1">UNIX </text:span>– секцию <text:span text:style-name="T1">got</text:span>).</text:p>
      <text:p text:style-name="P28">Рассмотрим самый сложный случай, когда никаких переменных в нашем распоряжении нет, а есть только сохраненный регистр кадра стека, который мы и будем атаковать. Фатальной ошибкой <text:span text:style-name="T1">StackGuard</text:span>'а явилось то, что он не учел "побочных эффектов" инструкции <text:span text:style-name="T1">leave</text:span>, которая работает так: <text:span text:style-name="T13">mov esp</text:span><text:span text:style-name="T12">, </text:span><text:span text:style-name="T13">ebp</text:span><text:span text:style-name="T12">/</text:span><text:span text:style-name="T13">pop ebp</text:span>, позволяя хакеру воздействовать на кадр материнской функции. Если в каком-то месте стека или кучи атакующему удастся "сложить" конструкцию <text:span text:style-name="T12">000</text:span><text:span text:style-name="T13">AFF</text:span><text:span text:style-name="T12">0</text:span><text:span text:style-name="T13">Dh </text:span><text:span text:style-name="T12">&amp;</text:span><text:span text:style-name="T13">shell</text:span><text:span text:style-name="T12">-</text:span><text:span text:style-name="T13">code</text:span>, ему остается всего лишь подменить сохраненный <text:span text:style-name="T1">EBP</text:span> на адрес "своего" <text:span text:style-name="T1">canary</text:span>-<text:span text:style-name="T1">word</text:span>. Тогда при выходе из материнской функции управление будет передано на <text:span text:style-name="T1">shell</text:span>-код! Атаки этого типа называются <text:span text:style-name="T1">ret</text:span>2<text:span text:style-name="T1">ret</text:span> и давно описаны в хакерской литературе, однако, какого-либо практического приложения они так и не получили, поскольку, в оптимизированных эпилогах (ключ -<text:span text:style-name="T1">O</text:span>2) вместо инструкции <text:span text:style-name="T1">leave</text:span> компилятор использует более быстродействующую конструкцию <text:span text:style-name="T13">add esp</text:span><text:span text:style-name="T12">,</text:span><text:span text:style-name="T13">x</text:span><text:span text:style-name="T12">/</text:span><text:span text:style-name="T13">pop ebp</text:span>, и побочный эффект воздействия на <text:span text:style-name="T1">ESP</text:span> исчезает. В оптимизированном эпилоге, хакер может воздействовать только на стековый кадр материнской функции, "подсовывая" ей те значения локальных переменных, которые он захочет. Для успешной реализации атаки этого, обычно, оказывается вполне достаточно.</text:p>
      <text:p text:style-name="P28">В версии 2.0 защита адреса возврата была как бы усилена — в нем появился случайный <text:span text:style-name="T1">canary</text:span> <text:span text:style-name="T1">word</text:span>, хранящийся в <text:span text:style-name="T1">read</text:span>-<text:span text:style-name="T1">only</text:span> памяти и "шифрующий" адрес возврата по <text:span text:style-name="T1">XOR</text:span>. Угадать 32-битный <text:span text:style-name="T1">canary</text:span> <text:span text:style-name="T1">word </text:span>— нереально, но это и не нужно! Достаточно подсунуть заведомо ложное значение. Тогда, убедившись, что стек переполнен и хакеры хакерствуют как крысы в амбаре, <text:span text:style-name="T1">Stack</text:span>-<text:span text:style-name="T1">Guard</text:span> передаст управление функции __canary_death_handler, которая завершает выполнение программы, устраивая настоящий <text:span text:style-name="T1">DoS</text:span>. Но лучше <text:span text:style-name="T1">DoS</text:span>, чем захват управления!</text:p>
      <text:p text:style-name="P28">Весь фокус в том, что указатель на __canary_death_handler размещается в глобальной таблице смещений — <text:span text:style-name="T1">GOT</text:span> и может быть атакован путем воздействия на локальные переменные через уязвимый указатель кадра стека. Если такие переменные действительно есть (а куда бы они подевались?), хакер просто перенаправляет __canary_death_handler на свой <text:span text:style-name="T1">shell</text:span>-код!</text:p>
      <text:p text:style-name="P28">В последующих версиях <text:span text:style-name="T1">Stack</text:span>-<text:span text:style-name="T1">Guard</text:span>'а <text:span text:style-name="T1">canary</text:span> <text:span text:style-name="T1">world</text:span> "переехал" на одну позицию вверх, взяв под свою защиту и указатель кадра, однако, дальнейшего развития проект не получил и постепенно сдулся.</text:p>
      <text:h text:style-name="P3" text:outline-level="2">Microsoft Visual Studio .NET</text:h>
      <text:p text:style-name="P28">Озабоченная последними хакерскими атаками, <text:span text:style-name="T1">Microsoft</text:span> реализовала в своем новом компиляторе <text:span text:style-name="T1">Visual</text:span> <text:span text:style-name="T1">Studio</text:span> .<text:span text:style-name="T1">NET</text:span> (бывший <text:span text:style-name="T1">Visual</text:span> <text:span text:style-name="T1">Studio</text:span> <text:span text:style-name="T1">C</text:span>++) некоторую разновидность <text:span text:style-name="T1">Stack</text:span>-<text:span text:style-name="T1">Guard</text:span>'а в далеко не лучшей его "инаугурации". Никогда не разрабатывающая собственных продуктов, а только "ворующая" уже готовые (авторитетный товарищ Берзуков в своей софт-панораме об этом только и говорит, сходите на www.softpanorama.org/Bulletin/News/Archive/news078.txt, почитайте — там много интересного), <text:soft-page-break/><text:span text:style-name="T1">Microsoft</text:span>, как это часто и бывает, сама не поняла, что стащила и у кого. Ладно, все это лирика. Перейдем к фактам.</text:p>
      <text:p text:style-name="P28">При компиляции с ключом /<text:span text:style-name="T1">GS</text:span> компилятор добавляет в код <text:span text:style-name="T6">security cookie</text:span> — так москали кличут пыво, то есть, так в терминологии <text:span text:style-name="T1">Microsoft</text:span> называется случайный 32-битный <text:span text:style-name="T1">canary</text:span> <text:span text:style-name="T1">word</text:span>, хранящийся в <text:span text:style-name="T1">writable</text:span>-памяти и инспектируемый функцией <text:span text:style-name="T1">check</text:span>_<text:span text:style-name="T1">canary</text:span> при выходе из функции:</text:p>
      <text:p text:style-name="P28"/>
      <text:p text:style-name="P9">function _prologue:</text:p>
      <text:p text:style-name="P18"><text:span text:style-name="T8"><text:tab/></text:span><text:span text:style-name="T9">push</text:span><text:span text:style-name="T8"> </text:span><text:span text:style-name="T9">ebp</text:span><text:span text:style-name="T8"><text:tab/><text:tab/>; // сохраняем прежний указатель кадра</text:span></text:p>
      <text:p text:style-name="P18"><text:span text:style-name="T8"><text:tab/></text:span><text:span text:style-name="T9">mov</text:span><text:span text:style-name="T8"> </text:span><text:span text:style-name="T9">ebp</text:span><text:span text:style-name="T8">, </text:span><text:span text:style-name="T9">esp</text:span><text:span text:style-name="T8"><text:tab/><text:tab/>; // открываем новый кадр</text:span></text:p>
      <text:p text:style-name="P18"><text:span text:style-name="T8"><text:tab/></text:span><text:span text:style-name="T9">sub</text:span><text:span text:style-name="T8"> </text:span><text:span text:style-name="T9">esp</text:span><text:span text:style-name="T8">, 9</text:span><text:span text:style-name="T9">Ch</text:span><text:span text:style-name="T8"><text:tab/><text:tab/>; // резервируем место для лок. переменных и </text:span><text:span text:style-name="T9">canary</text:span></text:p>
      <text:p text:style-name="P18"><text:span text:style-name="T8"><text:tab/></text:span><text:span text:style-name="T9">push edx<text:tab/><text:tab/>; \</text:span></text:p>
      <text:p text:style-name="P18"><text:span text:style-name="T9"><text:tab/>push</text:span><text:span text:style-name="T8"> </text:span><text:span text:style-name="T9">esi</text:span><text:span text:style-name="T8"><text:tab/><text:tab/>; <text:s/>+ - сохраняем регистры которые будут изменены</text:span></text:p>
      <text:p text:style-name="P18"><text:span text:style-name="T8"><text:tab/></text:span><text:span text:style-name="T9">push edi<text:tab/><text:tab/>; /</text:span></text:p>
      <text:p text:style-name="P9"><text:tab/></text:p>
      <text:p text:style-name="P18"><text:span text:style-name="T10"><text:tab/>mov eax, [canary]<text:tab/>; // </text:span><text:span text:style-name="T11">копируем</text:span><text:span text:style-name="T10"> </text:span><text:span text:style-name="T11">глобальный</text:span><text:span text:style-name="T10"> canary </text:span><text:span text:style-name="T11">в</text:span><text:span text:style-name="T10"> eax</text:span></text:p>
      <text:p text:style-name="P18"><text:span text:style-name="T10"><text:tab/>xor</text:span><text:span text:style-name="T11"> </text:span><text:span text:style-name="T10">eax</text:span><text:span text:style-name="T11">, [</text:span><text:span text:style-name="T10">esp</text:span><text:span text:style-name="T11">+10</text:span><text:span text:style-name="T10">h</text:span><text:span text:style-name="T11">]<text:tab/>; // </text:span><text:span text:style-name="T10">XOR</text:span><text:span text:style-name="T11">'им адрес возврата с </text:span><text:span text:style-name="T10">canary</text:span></text:p>
      <text:p text:style-name="P18"><text:span text:style-name="T11"><text:tab/></text:span><text:span text:style-name="T10">mov</text:span><text:span text:style-name="T11"> [</text:span><text:span text:style-name="T10">ebp</text:span><text:span text:style-name="T11">-10</text:span><text:span text:style-name="T10">h</text:span><text:span text:style-name="T11">],</text:span><text:span text:style-name="T10">eax</text:span><text:span text:style-name="T11"><text:tab/>; // кладем результат на стек, защищая указатель кадра</text:span></text:p>
      <text:p text:style-name="P11"/>
      <text:p text:style-name="P13">; // тело функции</text:p>
      <text:p text:style-name="P13">; (не совсем такое же, как и в прошлый раз,</text:p>
      <text:p text:style-name="P13">; <text:s/>но различия между компиляторами к делу не относятся)</text:p>
      <text:p text:style-name="P13"/>
      <text:p text:style-name="P9">function_epilogue:</text:p>
      <text:p text:style-name="P18"><text:span text:style-name="T11"><text:tab/></text:span><text:span text:style-name="T10">mov</text:span><text:span text:style-name="T11"> </text:span><text:span text:style-name="T10">ecx</text:span><text:span text:style-name="T11">, [</text:span><text:span text:style-name="T10">epb</text:span><text:span text:style-name="T11">-10</text:span><text:span text:style-name="T10">h</text:span><text:span text:style-name="T11">]<text:tab/>; // копируем по</text:span><text:span text:style-name="T10">XOR</text:span><text:span text:style-name="T11">'ый </text:span><text:span text:style-name="T10">canary</text:span><text:span text:style-name="T11"> в </text:span><text:span text:style-name="T10">ecx</text:span></text:p>
      <text:p text:style-name="P18"><text:span text:style-name="T11"><text:tab/></text:span><text:span text:style-name="T10">xor</text:span><text:span text:style-name="T11"> </text:span><text:span text:style-name="T10">ecx</text:span><text:span text:style-name="T11">, [</text:span><text:span text:style-name="T10">ebp</text:span><text:span text:style-name="T11">+10</text:span><text:span text:style-name="T10">h</text:span><text:span text:style-name="T11">]<text:tab/>; // </text:span><text:span text:style-name="T10">XOR</text:span><text:span text:style-name="T11">'им адрес возврата и кладем его </text:span><text:span text:style-name="T10">ecx</text:span></text:p>
      <text:p text:style-name="P18"><text:span text:style-name="T11"><text:tab/></text:span><text:span text:style-name="T10">call</text:span><text:span text:style-name="T11"> </text:span><text:span text:style-name="T10">check</text:span><text:span text:style-name="T11">_</text:span><text:span text:style-name="T10">canary</text:span><text:span text:style-name="T11"><text:tab/>; // вызываем функцию проверки </text:span><text:span text:style-name="T10">canary</text:span></text:p>
      <text:p text:style-name="P13"><text:tab/></text:p>
      <text:p text:style-name="P18"><text:span text:style-name="T8"><text:tab/></text:span><text:span text:style-name="T9">pop edi<text:tab/><text:tab/><text:tab/>; \</text:span></text:p>
      <text:p text:style-name="P18"><text:span text:style-name="T9"><text:tab/>pop</text:span><text:span text:style-name="T8"> </text:span><text:span text:style-name="T9">esi</text:span><text:span text:style-name="T8"><text:tab/><text:tab/><text:tab/>; <text:s/>+ - восстанавливаем регистры</text:span></text:p>
      <text:p text:style-name="P18"><text:span text:style-name="T8"><text:tab/></text:span><text:span text:style-name="T9">pop ebx<text:tab/><text:tab/><text:tab/>; /</text:span></text:p>
      <text:p text:style-name="P18"><text:span text:style-name="T9"><text:tab/>mov</text:span><text:span text:style-name="T8"> </text:span><text:span text:style-name="T9">esp</text:span><text:span text:style-name="T8">, </text:span><text:span text:style-name="T9">ebp</text:span><text:span text:style-name="T8"><text:tab/><text:tab/>; // закрываем кадры стека небезопасным путем</text:span></text:p>
      <text:p text:style-name="P18"><text:span text:style-name="T8"><text:tab/></text:span><text:span text:style-name="T9">pop</text:span><text:span text:style-name="T8"> </text:span><text:span text:style-name="T9">ebp</text:span><text:span text:style-name="T8"><text:tab/><text:tab/><text:tab/>; // (</text:span><text:span text:style-name="T9">Microsoft</text:span><text:span text:style-name="T8"> повторяет ошибку </text:span><text:span text:style-name="T9">Stack</text:span><text:span text:style-name="T8"> </text:span><text:span text:style-name="T9">Guard</text:span><text:span text:style-name="T8">'а)</text:span></text:p>
      <text:p text:style-name="P18"><text:span text:style-name="T8"><text:tab/></text:span><text:span text:style-name="T9">ret</text:span><text:span text:style-name="T8"><text:tab/><text:tab/><text:tab/>; // выходим в материнскую функцию</text:span></text:p>
      <text:p text:style-name="P13"/>
      <text:p text:style-name="P17"><text:span text:style-name="T10">check_canary:<text:tab/><text:tab/><text:tab/>; // </text:span><text:span text:style-name="T11">функция</text:span><text:span text:style-name="T10"> </text:span><text:span text:style-name="T11">проверки</text:span><text:span text:style-name="T10"> canary</text:span></text:p>
      <text:p text:style-name="P17"><text:span text:style-name="T10"><text:tab/>cmp</text:span><text:span text:style-name="T11"> </text:span><text:span text:style-name="T10">ecx</text:span><text:span text:style-name="T11">, [</text:span><text:span text:style-name="T10">canary</text:span><text:span text:style-name="T11">]<text:tab/>; // сравниваем переданный </text:span><text:span text:style-name="T10">ecx</text:span><text:span text:style-name="T11"> с глобальным </text:span><text:span text:style-name="T10">canary</text:span></text:p>
      <text:p text:style-name="P17"><text:span text:style-name="T11"><text:tab/></text:span><text:span text:style-name="T10">jnz</text:span><text:span text:style-name="T11"> </text:span><text:span text:style-name="T10">canary</text:span><text:span text:style-name="T11">_</text:span><text:span text:style-name="T10">changed</text:span><text:span text:style-name="T11"><text:tab/>; // если не совпадают - завершаем программу</text:span></text:p>
      <text:p text:style-name="P17"><text:span text:style-name="T11"><text:tab/></text:span><text:span text:style-name="T10">ret</text:span><text:span text:style-name="T11"><text:tab/><text:tab/><text:tab/>; // все ок, продолжаем выполнение программы</text:span></text:p>
      <text:p text:style-name="P30">Листинг <text:sequence text:ref-name="refЛистинг5" text:name="Листинг" text:formula="ooow:Листинг+1" style:num-format="1">6</text:sequence> дизассемблерный листинг функции <text:span text:style-name="T1">f</text:span>(), откомпилированной <text:span text:style-name="T1">Microsoft</text:span> .<text:span text:style-name="T1">NET</text:span> с ключом /<text:span text:style-name="T1">GS</text:span> (добавленные защитой строки выделены жирным шрифтом)</text:p>
      <text:p text:style-name="P28"><text:span text:style-name="T1">Canary</text:span> <text:span text:style-name="T1">word</text:span> защищает не только адрес возврата, но и кадр, что очень хорошо, правда в оптимизированном коде, генерируемый этим же самым компилятором, локальные переменные адресуются непосредственно через <text:span text:style-name="T1">ESP</text:span> и дополнительный регистр им не нужен, поэтому, фактически защищается только один адрес возврата. Остальные переменные остаются незащищенными, что открывает простор для махинаций с указателями. В частности, хакер может перезаписать глобальную переменную canary своим значением — тогда его проверка пройдет нормально. Это даже <text:span text:style-name="T5">упрощает</text:span> (!) атаку: в незащищенной системе существует проблема ввода "запрещенных" символов, которую не всегда возможно обойти. Операция <text:span text:style-name="T1">XOR</text:span> позволяет генерировать любые символы! В частности, чтобы сформировать символ нуля, достаточно положить в <text:span text:style-name="T1">canary</text:span> и зашифрованный адрес возврата два одинаковых символа. Как известно <text:span text:style-name="T1">X XOR X </text:span>=<text:span text:style-name="T1"> </text:span>0. Остальные символы генерируются аналогичным способом.</text:p>
      <text:p text:style-name="P28">Самое интересное, что <text:span text:style-name="T1">Microsoft</text:span> переняла ошибку ранних версий <text:span text:style-name="T1">Stack</text:span>-<text:span text:style-name="T1">Guard</text:span>, причем даже не его ошибку, а особенность поведения компилятора <text:span text:style-name="T1">GCC</text:span>, позволяющую атакующему воздействовать на регистр <text:span text:style-name="T1">ESP</text:span> через модификацию указателя кадра стека. <text:span text:style-name="T1">Microsoft</text:span> <text:span text:style-name="T1">Visual</text:span> <text:span text:style-name="T1">C</text:span>++ 6.0 закрывал кадр стека безопасной конструкций <text:span text:style-name="T1">ADD ESP</text:span>,<text:span text:style-name="T1">XXX</text:span>, а .<text:span text:style-name="T1">NET</text:span> вместо этого использует <text:span text:style-name="T1">MOV ESP</text:span>, <text:span text:style-name="T1">EBP</text:span>. И хотя указатель кадра защищен <text:span text:style-name="T1">canary</text:span> <text:span text:style-name="T1">word</text:span>, это еще не повод ослаблять защиту! <text:span text:style-name="T1">Canary</text:span> <text:span text:style-name="T1">word</text:span> генерируется не совсем случайным путем и угадать его с нескольких попыток вполне реально, ну а инструкция <text:span text:style-name="T1">XOR</text:span> позволит подделать любой символ. Короче говоря, если бы в <text:span text:style-name="T1">Microsoft</text:span> думали головой…</text:p>
      <text:h text:style-name="P4" text:outline-level="2"><text:span text:style-name="T1">Stack</text:span>-<text:span text:style-name="T1">Shield</text:span></text:h>
      <text:p text:style-name="P28">Несмотря на схожесть в названии со своим собратом, <text:span text:style-name="T1">Shack</text:span>-<text:span text:style-name="T1">Shield</text:span> действует совсем по другому принципу. Это еще одно расширение к <text:span text:style-name="T1">gcc</text:span>, последнюю версию которого можно скачать с http://www.angelfire.com/sk/stackshield, но иного типа. Если <text:span text:style-name="T1">Stack</text:span>-<text:span text:style-name="T1">Guard</text:span> реализован как патч к <text:soft-page-break/>компилятору, "исправляющий" function_<text:span text:style-name="T1">prologue</text:span> и function_epilogue, то <text:span text:style-name="T1">Stack</text:span>-<text:span text:style-name="T1">Shield</text:span> "захватывает" ассемблерные файлы, сгенерированные компилятором (в <text:span text:style-name="T1">UNIX</text:span>-мире они имеют расширение .<text:span text:style-name="T1">s</text:span>), обрабатывает их, выплевывая защищенный ассемблерный файл, возвращаемый компилятору для окончательной трансляции в двоичный код. Такая схема дает <text:span text:style-name="T1">Stack</text:span>-<text:span text:style-name="T1">Shiled</text:span>'у намного большие возможности и мыщъху сразу же захотелось посмотреть как он ими воспользовался и можно ли его одолеть.</text:p>
      <text:p text:style-name="P28">Соблазненный процессорными архитектурами с разнесенным стеком (один стек для хранения адресов возврата, другой — для локальный переменных), создатель <text:span text:style-name="T1">Stack</text:span>-<text:span text:style-name="T1">Guard</text:span>'а попытался "проэмулировать" на <text:span text:style-name="T1">x</text:span>86 нечто подобное. Для этой цели он использовал глобальный массив <text:span text:style-name="T1">retarray</text:span> на 256 адресов: эпилог копирует текущий адрес на вершину массива, определяемую указателем <text:span text:style-name="T1">retprt</text:span>, а пролог "стягивает" этот адрес с вершины и передает ему управление. Эта эмуляция далека от идеала, но сохраненный в стеке адрес возврата в ней вообще не используется и выполнение программы продолжится даже после того, как он будет затерт, что предотвращает <text:span text:style-name="T1">DoS</text:span> (впрочем, поскольку локальные переменные искажены, программа все равно рухнет).</text:p>
      <text:p text:style-name="P28"/>
      <text:p text:style-name="P9">function_prologue:</text:p>
      <text:p text:style-name="P18"><text:span text:style-name="T11"><text:tab/></text:span><text:span text:style-name="T10">push</text:span><text:span text:style-name="T11"> </text:span><text:span text:style-name="T10">eax</text:span><text:span text:style-name="T11"><text:tab/><text:tab/>; // сохраняем регистры, которые изменяет </text:span><text:span text:style-name="T10">Stack</text:span><text:span text:style-name="T11">-</text:span><text:span text:style-name="T10">Shied</text:span></text:p>
      <text:p text:style-name="P18"><text:span text:style-name="T11"><text:tab/></text:span><text:span text:style-name="T10">push edx<text:tab/><text:tab/></text:span></text:p>
      <text:p text:style-name="P18"><text:span text:style-name="T10"><text:tab/>mov eax, offset retpt<text:tab/>; // </text:span><text:span text:style-name="T11">копируем</text:span><text:span text:style-name="T10"> </text:span><text:span text:style-name="T11">в</text:span><text:span text:style-name="T10"> eax </text:span><text:span text:style-name="T11">смещение</text:span><text:span text:style-name="T10"> </text:span><text:span text:style-name="T11">указателя</text:span><text:span text:style-name="T10"> </text:span><text:span text:style-name="T11">массива</text:span><text:span text:style-name="T10"> retpt</text:span></text:p>
      <text:p text:style-name="P18"><text:span text:style-name="T10"><text:tab/>cmp</text:span><text:span text:style-name="T11"> </text:span><text:span text:style-name="T10">rettop</text:span><text:span text:style-name="T11">, </text:span><text:span text:style-name="T10">eax</text:span><text:span text:style-name="T11"><text:tab/>; // смотрим - есть ли еще место?</text:span></text:p>
      <text:p text:style-name="P18"><text:span text:style-name="T11"><text:tab/></text:span><text:span text:style-name="T10">jbe</text:span><text:span text:style-name="T11"> .</text:span><text:span text:style-name="T10">LSHIELDPROLOG</text:span><text:span text:style-name="T11"><text:tab/>; // если места нет,отказываемся от записи нового адреса</text:span></text:p>
      <text:p text:style-name="P18"><text:span text:style-name="T11"><text:tab/></text:span><text:span text:style-name="T10">mov</text:span><text:span text:style-name="T11"> </text:span><text:span text:style-name="T10">edx</text:span><text:span text:style-name="T11">, [</text:span><text:span text:style-name="T10">esp</text:span><text:span text:style-name="T11">+8]<text:tab/>; // заносим в </text:span><text:span text:style-name="T10">edx</text:span><text:span text:style-name="T11"> адрес возврата со стека</text:span></text:p>
      <text:p text:style-name="P18"><text:span text:style-name="T11"><text:tab/></text:span><text:span text:style-name="T10">mov</text:span><text:span text:style-name="T11"> [</text:span><text:span text:style-name="T10">eax</text:span><text:span text:style-name="T11">], </text:span><text:span text:style-name="T10">edx</text:span><text:span text:style-name="T11"><text:tab/><text:tab/>; // сохраняем его в массиве адресов возврата</text:span></text:p>
      <text:p text:style-name="P11"><text:tab/></text:p>
      <text:p text:style-name="P7">.LSHIELDPROLOG:</text:p>
      <text:p text:style-name="P18"><text:span text:style-name="T10"><text:tab/>add</text:span><text:span text:style-name="T11"> [</text:span><text:span text:style-name="T10">retptr</text:span><text:span text:style-name="T11">],4<text:tab/><text:tab/>; // увеличиваем указатель массива возвратов</text:span></text:p>
      <text:p text:style-name="P11"><text:tab/><text:tab/><text:tab/><text:tab/>; // на первый взгляд это явный баг,</text:p>
      <text:p text:style-name="P11"><text:tab/><text:tab/><text:tab/><text:tab/>; // но на самом деле - оптимизация!</text:p>
      <text:p text:style-name="P11"><text:tab/></text:p>
      <text:p text:style-name="P18"><text:span text:style-name="T11"><text:tab/></text:span><text:span text:style-name="T10">pop</text:span><text:span text:style-name="T11"> </text:span><text:span text:style-name="T10">edx</text:span><text:span text:style-name="T11"><text:tab/><text:tab/><text:tab/>; // восстанавливаем регистры назад</text:span></text:p>
      <text:p text:style-name="P18"><text:span text:style-name="T11"><text:tab/></text:span><text:span text:style-name="T10">pop eax<text:tab/><text:tab/><text:tab/>; <text:s/></text:span></text:p>
      <text:p text:style-name="P9"><text:tab/></text:p>
      <text:p text:style-name="P18"><text:span text:style-name="T9"><text:tab/>push</text:span><text:span text:style-name="T8"> </text:span><text:span text:style-name="T9">ebp</text:span><text:span text:style-name="T8"><text:tab/><text:tab/>; // сохраняем старый указатель карда стека</text:span></text:p>
      <text:p text:style-name="P18"><text:span text:style-name="T8"><text:tab/></text:span><text:span text:style-name="T9">mov</text:span><text:span text:style-name="T8"> </text:span><text:span text:style-name="T9">ebp</text:span><text:span text:style-name="T8">, </text:span><text:span text:style-name="T9">esp</text:span><text:span text:style-name="T8"><text:tab/><text:tab/>; // открываем новый кадр</text:span></text:p>
      <text:p text:style-name="P18"><text:span text:style-name="T8"><text:tab/></text:span><text:span text:style-name="T9">sub</text:span><text:span text:style-name="T8"> </text:span><text:span text:style-name="T9">esp</text:span><text:span text:style-name="T8">, 98</text:span><text:span text:style-name="T9">h</text:span><text:span text:style-name="T8"><text:tab/><text:tab/>; // резервируем место под локальные переменные</text:span></text:p>
      <text:p text:style-name="P13"><text:tab/></text:p>
      <text:p text:style-name="P18"><text:span text:style-name="T9">; // </text:span><text:span text:style-name="T8">тело</text:span><text:span text:style-name="T9"> </text:span><text:span text:style-name="T8">функции</text:span></text:p>
      <text:p text:style-name="P18"><text:span text:style-name="T8">; // (такое же как в случае с </text:span><text:span text:style-name="T9">Stack</text:span><text:span text:style-name="T8">-</text:span><text:span text:style-name="T9">Guard</text:span><text:span text:style-name="T8">)</text:span></text:p>
      <text:p text:style-name="P9"/>
      <text:p text:style-name="P9">function_epilogue:</text:p>
      <text:p text:style-name="P18"><text:span text:style-name="T9"><text:tab/>leave</text:span><text:span text:style-name="T8"><text:tab/><text:tab/><text:tab/>; // закрываем кадр стека небезопасным путем</text:span></text:p>
      <text:p text:style-name="P18"><text:span text:style-name="T11"><text:tab/></text:span><text:span text:style-name="T10">push</text:span><text:span text:style-name="T11"> </text:span><text:span text:style-name="T10">eax</text:span><text:span text:style-name="T11"><text:tab/><text:tab/>; // сохраняем регистры</text:span></text:p>
      <text:p text:style-name="P18"><text:span text:style-name="T11"><text:tab/></text:span><text:span text:style-name="T10">push edx</text:span></text:p>
      <text:p text:style-name="P18"><text:span text:style-name="T10"><text:tab/>add</text:span><text:span text:style-name="T11"> [</text:span><text:span text:style-name="T10">retptr</text:span><text:span text:style-name="T11">], -4<text:tab/>; // уменьшаем указатель массива возвратов</text:span></text:p>
      <text:p text:style-name="P18"><text:span text:style-name="T11"><text:tab/></text:span><text:span text:style-name="T10">mov</text:span><text:span text:style-name="T11"> </text:span><text:span text:style-name="T10">eax</text:span><text:span text:style-name="T11">, </text:span><text:span text:style-name="T10">offset</text:span><text:span text:style-name="T11"> </text:span><text:span text:style-name="T10">retptr</text:span><text:span text:style-name="T11"><text:tab/>; // заносим в </text:span><text:span text:style-name="T10">eax</text:span><text:span text:style-name="T11"> смещение массива возвратов</text:span></text:p>
      <text:p text:style-name="P18"><text:span text:style-name="T11"><text:tab/></text:span><text:span text:style-name="T10">cmp</text:span><text:span text:style-name="T11"> </text:span><text:span text:style-name="T10">eax</text:span><text:span text:style-name="T11">, </text:span><text:span text:style-name="T10">rettop</text:span><text:span text:style-name="T11"><text:tab/>; // как на счет свободного места?</text:span></text:p>
      <text:p text:style-name="P18"><text:span text:style-name="T11"><text:tab/></text:span><text:span text:style-name="T10">jbe</text:span><text:span text:style-name="T11"> .</text:span><text:span text:style-name="T10">LSHIELDEPILOG</text:span><text:span text:style-name="T11"><text:tab/>; // если места нет, значит и выталкивать нечего</text:span></text:p>
      <text:p text:style-name="P18"><text:span text:style-name="T11"><text:tab/></text:span><text:span text:style-name="T10">mov</text:span><text:span text:style-name="T11"> </text:span><text:span text:style-name="T10">edx</text:span><text:span text:style-name="T11">, [</text:span><text:span text:style-name="T10">eax</text:span><text:span text:style-name="T11">]<text:tab/><text:tab/>; // снимаем сохраненный адрес со стека возвратов</text:span></text:p>
      <text:p text:style-name="P18"><text:span text:style-name="T11"><text:tab/></text:span><text:span text:style-name="T10">mov</text:span><text:span text:style-name="T11"> [</text:span><text:span text:style-name="T10">esp</text:span><text:span text:style-name="T11">+8],</text:span><text:span text:style-name="T10">edx</text:span><text:span text:style-name="T11"><text:tab/>; // восстанавливаем стековый адрес не проверяя его</text:span></text:p>
      <text:p text:style-name="P11"><text:tab/></text:p>
      <text:p text:style-name="P7">.LSHIELDEPILOG:</text:p>
      <text:p text:style-name="P18"><text:span text:style-name="T10"><text:tab/>pop</text:span><text:span text:style-name="T11"> </text:span><text:span text:style-name="T10">edx</text:span><text:span text:style-name="T11"><text:tab/><text:tab/><text:tab/>; // восстанавливаем регистры</text:span></text:p>
      <text:p text:style-name="P18"><text:span text:style-name="T11"><text:tab/></text:span><text:span text:style-name="T10">pop eax<text:tab/><text:tab/><text:tab/>; </text:span></text:p>
      <text:p text:style-name="P18"><text:span text:style-name="T9"><text:tab/>ret</text:span><text:span text:style-name="T8"><text:tab/><text:tab/><text:tab/>; // выходим в материнскую функцию</text:span></text:p>
      <text:p text:style-name="P30">Листинг <text:sequence text:ref-name="refЛистинг6" text:name="Листинг" text:formula="ooow:Листинг+1" style:num-format="1">7</text:sequence> дизассемблерный листинг функции <text:span text:style-name="T1">f</text:span>(), защищенной <text:span text:style-name="T1">Stack</text:span>-<text:span text:style-name="T1">Shield</text:span>'ом с настройками по умолчанию (добавленные защитой строки выделены жирным шрифтом)</text:p>
      <text:p text:style-name="P28">При компиляции с ключом -<text:span text:style-name="T1">d</text:span>, <text:span text:style-name="T1">Stack</text:span>-<text:span text:style-name="T1">Shiled</text:span> вставляет дополнительную проверку, сравнивая адреса возврата на стеке и <text:span text:style-name="T1">retarray</text:span>'е. В случае расхождения вызывается функция <text:span text:style-name="T1">SYS</text:span>_<text:span text:style-name="T1">exit</text:span>, завершающая программу в аварийном режиме.</text:p>
      <text:p text:style-name="P28">Ключи -<text:span text:style-name="T1">r</text:span> и -<text:span text:style-name="T1">g</text:span> задействуют механизм "<text:span text:style-name="T1">Ret</text:span> <text:span text:style-name="T1">Range</text:span> <text:span text:style-name="T1">Checking</text:span>", проверяющий границы адресов возврата и останавливающий программу, если они выходят за пределы некоторой заранее заданной величины (т. е. находятся в куче или стеке). Таким образом, даже если хакер перезапишет <text:span text:style-name="T1">retarray</text:span> (а он находится в записываемой области памяти), подсунуть указатель на <text:span text:style-name="T1">shell</text:span>-код ему уже не удастся, правда, он может беспрепятственно вызывать функции библиотеки <text:span text:style-name="T1">libc</text:span>, передавая им любые аргументы (атака типа <text:span text:style-name="T1">return</text:span>-<text:span text:style-name="T1">to</text:span>-<text:span text:style-name="T1">libc</text:span>).</text:p>
      <text:p text:style-name="P28"/>
      <text:p text:style-name="P9">function_epilogue:</text:p>
      <text:p text:style-name="P18"><text:soft-page-break/><text:span text:style-name="T8"><text:tab/></text:span><text:span text:style-name="T9">leave</text:span><text:span text:style-name="T8"> <text:tab/><text:tab/><text:tab/>; // закрываем кадр стека небезопасным путем</text:span></text:p>
      <text:p text:style-name="P18"><text:span text:style-name="T8"><text:tab/></text:span><text:span text:style-name="T9">cmp [esp], offset shielddatabase</text:span></text:p>
      <text:p text:style-name="P18"><text:span text:style-name="T9"><text:tab/><text:tab/><text:tab/><text:tab/></text:span><text:span text:style-name="T8">; // ^ проверяем границы адреса возврата</text:span></text:p>
      <text:p text:style-name="P18"><text:span text:style-name="T8"><text:tab/></text:span><text:span text:style-name="T9">jbe</text:span><text:span text:style-name="T8"> .</text:span><text:span text:style-name="T9">LSHIELDRETRANGE</text:span><text:span text:style-name="T8"><text:tab/>; // если все ок, то прыгаем на </text:span><text:span text:style-name="T9">ret</text:span></text:p>
      <text:p text:style-name="P9"><text:tab/></text:p>
      <text:p text:style-name="P18"><text:span text:style-name="T8"><text:tab/></text:span><text:span text:style-name="T9">movl</text:span><text:span text:style-name="T8"> </text:span><text:span text:style-name="T9">eax</text:span><text:span text:style-name="T8">,1<text:tab/><text:tab/>; // если мы здесь, то адрес возврата вышел</text:span></text:p>
      <text:p text:style-name="P18"><text:span text:style-name="T8"><text:tab/></text:span><text:span text:style-name="T9">movl</text:span><text:span text:style-name="T8"> </text:span><text:span text:style-name="T9">ebx</text:span><text:span text:style-name="T8">,-1<text:tab/><text:tab/>; // за допустимые пределы, возможно он был хакнут</text:span></text:p>
      <text:p text:style-name="P18"><text:span text:style-name="T8"><text:tab/></text:span><text:span text:style-name="T9">int</text:span><text:span text:style-name="T8"> 80</text:span><text:span text:style-name="T9">h</text:span><text:span text:style-name="T8"> <text:tab/><text:tab/>; // завершаем выполнение программы</text:span></text:p>
      <text:p text:style-name="P13"><text:tab/></text:p>
      <text:p text:style-name="P13">.LSHIELDRETRANGE:</text:p>
      <text:p text:style-name="P18"><text:span text:style-name="T8"><text:tab/></text:span><text:span text:style-name="T9">ret</text:span><text:span text:style-name="T8"><text:tab/><text:tab/><text:tab/>; // возвращаемся в материнскую процедуру</text:span></text:p>
      <text:p text:style-name="P31">Листинг <text:sequence text:ref-name="refЛистинг7" text:name="Листинг" text:formula="ooow:Листинг+1" style:num-format="1">8</text:sequence> дизассемблерный код, раскрывающий сущность механизма Ret Range Checking</text:p>
      <text:p text:style-name="P28">Усилилась и защита локальных переменных. Теперь перед вызовом функции по указателю, <text:span text:style-name="T1">Stack</text:span>-<text:span text:style-name="T1">Shield</text:span> убеждается, что она находится в пределах сегмента кода (см. <text:span text:style-name="T7">листинг 9</text:span>):</text:p>
      <text:p text:style-name="P28"/>
      <text:p text:style-name="P18"><text:span text:style-name="T8"><text:tab/><text:tab/><text:tab/><text:tab/>; // в </text:span><text:span text:style-name="T9">eax</text:span><text:span text:style-name="T8"> находится указатель на функцию</text:span></text:p>
      <text:p text:style-name="P18"><text:span text:style-name="T8"><text:tab/></text:span><text:span text:style-name="T9">cmp eax, offset shielddatabase</text:span></text:p>
      <text:p text:style-name="P18"><text:span text:style-name="T9"><text:tab/><text:tab/><text:tab/><text:tab/>; // </text:span><text:span text:style-name="T8">проверяем границы указателя</text:span></text:p>
      <text:p text:style-name="P13"><text:tab/></text:p>
      <text:p text:style-name="P18"><text:span text:style-name="T9"><text:tab/>jbe</text:span><text:span text:style-name="T8"> .</text:span><text:span text:style-name="T9">LSHIELDCALL</text:span><text:span text:style-name="T8"><text:tab/>; // если указатель в границах, прыгаем на вызов функции</text:span></text:p>
      <text:p text:style-name="P13"><text:tab/></text:p>
      <text:p text:style-name="P18"><text:span text:style-name="T8"><text:tab/></text:span><text:span text:style-name="T9">mov</text:span><text:span text:style-name="T8"> </text:span><text:span text:style-name="T9">eax</text:span><text:span text:style-name="T8">,1<text:tab/><text:tab/>; // указатель на функцию выходит за допустимые границы</text:span></text:p>
      <text:p text:style-name="P18"><text:span text:style-name="T8"><text:tab/></text:span><text:span text:style-name="T9">movl</text:span><text:span text:style-name="T8"> </text:span><text:span text:style-name="T9">ebx</text:span><text:span text:style-name="T8">,-1<text:tab/><text:tab/>; // возможно, он был хакнут</text:span></text:p>
      <text:p text:style-name="P18"><text:span text:style-name="T8"><text:tab/></text:span><text:span text:style-name="T9">int</text:span><text:span text:style-name="T8"> 80</text:span><text:span text:style-name="T9">h</text:span><text:span text:style-name="T8"><text:tab/><text:tab/><text:tab/>; // завершаем выполнение программы</text:span></text:p>
      <text:p text:style-name="P13"><text:tab/></text:p>
      <text:p text:style-name="P9">.LSHIELDCALL:</text:p>
      <text:p text:style-name="P18"><text:span text:style-name="T9"><text:tab/>call</text:span><text:span text:style-name="T8"> [</text:span><text:span text:style-name="T9">eax</text:span><text:span text:style-name="T8">]<text:tab/><text:tab/>; // вызываем функцию по указателю</text:span></text:p>
      <text:p text:style-name="P30">Листинг <text:sequence text:ref-name="refЛистинг8" text:name="Листинг" text:formula="ooow:Листинг+1" style:num-format="1">9</text:sequence> дизассемблерный код, показывающий как <text:span text:style-name="T1">Stack</text:span>-<text:span text:style-name="T1">Shield</text:span> контролирует указатели на функции</text:p>
      <text:p text:style-name="P28">Контроль за указателями на функции препятствует непосредственной передаче управления на <text:span text:style-name="T1">shell</text:span>-код, но не мешает хакеру использовать функции стандартной библиотеки <text:span text:style-name="T1">libc</text:span> и функции самой уязвимой программы. Указатели на данные так же остаются незащищенными. Кроме того, при исчерпании массива адреса возвратов (что при глубокой вложенности функций имеет место быть), он автоматически переход в "обычный" режим, в котором проверяет только границы адресов возврата, но не сами адреса. Хорошая новость, нечего сказать!</text:p>
      <text:h text:style-name="P3" text:outline-level="2">pro-police</text:h>
      <text:p text:style-name="P28">Протектор <text:span text:style-name="T1">Pro</text:span>-<text:span text:style-name="T1">Police</text:span>, зародившийся в недрах японского отделения <text:span text:style-name="T1">IBM</text:span> (http://www.research.ibm.com/trl/projects/security/ssp/), — это, без преувеличения, самый сложный и самый совершенный механизм, реализующий модель безопасного стека (<text:span text:style-name="T1">Safe</text:span> <text:span text:style-name="T1">Stack</text:span> <text:span text:style-name="T1">Usage</text:span> <text:span text:style-name="T1">Model</text:span>), который действительно защищает, а не разводит пропаганду, чтобы выбить очередной грант. Сражение с такой защитой любой самурай почтет за честь.</text:p>
      <text:p text:style-name="P28"><text:span text:style-name="T1">Pro</text:span>-<text:span text:style-name="T1">police</text:span> зарывается намного глубже, чем <text:span text:style-name="T1">Stack</text:span>-<text:span text:style-name="T1">Guard</text:span> и работает на уровне <text:span text:style-name="T1">RTL</text:span>. Это не библиотека времени исполнения, это — промежуточный системно-независимый язык, генерируемый компилятором <text:span text:style-name="T1">gcc</text:span> и расшифровываемый как <text:span text:style-name="T1">register</text:span> <text:span text:style-name="T1">transfer</text:span> <text:span text:style-name="T1">language</text:span>. Абстрагирование от оборудования существенно упрощает портирование и <text:span text:style-name="T1">pro</text:span>-<text:span text:style-name="T1">police</text:span> поддерживает практически все современные платформы: <text:span text:style-name="T1">Ix</text:span>86, <text:span text:style-name="T1">powerpc</text:span>, <text:span text:style-name="T1">alpha</text:span>, <text:span text:style-name="T1">sparc</text:span>, <text:span text:style-name="T1">mips</text:span>, <text:span text:style-name="T1">vax</text:span>, <text:span text:style-name="T1">m</text:span>68<text:span text:style-name="T1">k</text:span>, <text:span text:style-name="T1">amd</text:span>64.</text:p>
      <text:p text:style-name="P28">Самая главная инновация — переупорядочивание локальных переменных. <text:span text:style-name="T1">Pro</text:span>-<text:span text:style-name="T1">police</text:span> разбивает переменные на две группы: массивы и все остальные. На вершину карда стека попадают обычные, скалярные, переменные. Массивы идут за ними. Переполняющиеся буфера могут воздействовать друг на друга, но до указателей уже не достать, во всяком случае не таким простым путем.</text:p>
      <text:p text:style-name="P28">Адрес возврата и указатель кадра защищены сторожевой константой <text:span text:style-name="T1">guard</text:span>, генерируемой произвольном образом. Это все тоже <text:span text:style-name="T1">canary</text:span> <text:span text:style-name="T1">word</text:span>, только в обличии новой терминологии.</text:p>
      <text:p text:style-name="P28"/>
      <text:p text:style-name="P8">foo()</text:p>
      <text:p text:style-name="P8">{</text:p>
      <text:p text:style-name="P17"><text:span text:style-name="T8"><text:tab/></text:span><text:span text:style-name="T9">char</text:span><text:span text:style-name="T8"> *</text:span><text:span text:style-name="T9">p</text:span><text:span text:style-name="T8">;<text:tab/><text:tab/><text:tab/>// локальная переменная-указатель</text:span></text:p>
      <text:p text:style-name="P17"><text:span text:style-name="T8"><text:tab/></text:span><text:span text:style-name="T9">char</text:span><text:span text:style-name="T8"> </text:span><text:span text:style-name="T9">buf</text:span><text:span text:style-name="T8">[128];<text:tab/><text:tab/><text:tab/>// локальный буфер</text:span></text:p>
      <text:p text:style-name="P12"><text:tab/></text:p>
      <text:p text:style-name="P17"><text:soft-page-break/><text:span text:style-name="T8"><text:tab/></text:span><text:span text:style-name="T9">gets</text:span><text:span text:style-name="T8"> (</text:span><text:span text:style-name="T9">buf</text:span><text:span text:style-name="T8">);<text:tab/><text:tab/><text:tab/>// функция, которая этот буфер и переполняет</text:span></text:p>
      <text:p text:style-name="P8">}</text:p>
      <text:p text:style-name="P30">Листинг <text:sequence text:ref-name="refЛистинг9" text:name="Листинг" text:formula="ooow:Листинг+1" style:num-format="1">10</text:sequence> псевдокод уязвимой функции до защиты <text:span text:style-name="T1">Pro</text:span>-<text:span text:style-name="T1">Police</text:span></text:p>
      <text:p text:style-name="P17"/>
      <text:p text:style-name="P17"><text:span text:style-name="T9">Int</text:span><text:span text:style-name="T8">32<text:tab/></text:span><text:span text:style-name="T9">random</text:span><text:span text:style-name="T8">_</text:span><text:span text:style-name="T9">number</text:span><text:span text:style-name="T8">;<text:tab/><text:tab/><text:tab/>// глобальный </text:span><text:span text:style-name="T9">canary</text:span><text:span text:style-name="T8">, генерируемый случ. образом</text:span></text:p>
      <text:p text:style-name="P8">foo ()</text:p>
      <text:p text:style-name="P8">{</text:p>
      <text:p text:style-name="P17"><text:span text:style-name="T8"><text:tab/></text:span><text:span text:style-name="T9">volatile</text:span><text:span text:style-name="T8"> </text:span><text:span text:style-name="T9">int</text:span><text:span text:style-name="T8">32 </text:span><text:span text:style-name="T9">guard</text:span><text:span text:style-name="T8">;<text:tab/><text:tab/>// локальная копия </text:span><text:span text:style-name="T9">canary</text:span><text:span text:style-name="T8">, охраняющая кадр</text:span></text:p>
      <text:p text:style-name="P17"><text:span text:style-name="T11"><text:tab/></text:span><text:span text:style-name="T10">char</text:span><text:span text:style-name="T11"> </text:span><text:span text:style-name="T10">buf</text:span><text:span text:style-name="T11">[128];<text:tab/><text:tab/><text:tab/>// буфер идет перед всеми локальными переменными!</text:span></text:p>
      <text:p text:style-name="P17"><text:span text:style-name="T11"><text:tab/></text:span><text:span text:style-name="T10">char</text:span><text:span text:style-name="T11"> *</text:span><text:span text:style-name="T10">p</text:span><text:span text:style-name="T11">;<text:tab/><text:tab/><text:tab/>// локальная переменная-указатель</text:span></text:p>
      <text:p text:style-name="P10"><text:tab/></text:p>
      <text:p text:style-name="P17"><text:span text:style-name="T11"><text:tab/></text:span><text:span text:style-name="T10">guard</text:span><text:span text:style-name="T11"> = </text:span><text:span text:style-name="T10">random</text:span><text:span text:style-name="T11">_</text:span><text:span text:style-name="T10">number</text:span><text:span text:style-name="T11">;<text:tab/><text:tab/>// копируем глобальный </text:span><text:span text:style-name="T10">canary</text:span><text:span text:style-name="T11"> в лок. переменную</text:span></text:p>
      <text:p text:style-name="P10"><text:tab/></text:p>
      <text:p text:style-name="P17"><text:span text:style-name="T8"><text:tab/></text:span><text:span text:style-name="T9">gets</text:span><text:span text:style-name="T8"> (</text:span><text:span text:style-name="T9">buf</text:span><text:span text:style-name="T8">);<text:tab/><text:tab/><text:tab/>// вызываем уязвимую функцию</text:span></text:p>
      <text:p text:style-name="P12"><text:tab/></text:p>
      <text:p text:style-name="P17"><text:span text:style-name="T11"><text:tab/></text:span><text:span text:style-name="T10">if (guard != random_number)<text:tab/>/* program halts */</text:span></text:p>
      <text:p text:style-name="P8">}</text:p>
      <text:p text:style-name="P30">Листинг<text:span text:style-name="T1"> </text:span><text:sequence text:ref-name="refЛистинг10" text:name="Листинг" text:formula="ooow:Листинг+1" style:num-format="1">11</text:sequence><text:span text:style-name="T1"> </text:span>псевдокод функции, защищенной <text:span text:style-name="T1">Pro</text:span>-<text:span text:style-name="T1">Police</text:span> (добавленные защитой строки выделены жирным шрифтом)</text:p>
      <text:p text:style-name="P28">Состояние стека на момент вызова функции <text:span text:style-name="T1">f</text:span> из <text:span text:style-name="T7">листинга 1</text:span> под <text:span text:style-name="T1">Pro</text:span>-<text:span text:style-name="T1">Police</text:span> выглядит так:</text:p>
      <text:p text:style-name="P17"/>
      <text:p text:style-name="P15">[ <text:s text:c="4"/>p <text:s text:c="4"/>]</text:p>
      <text:p text:style-name="P15">[ <text:s text:c="3"/>buf <text:s text:c="3"/>]</text:p>
      <text:p text:style-name="P15">[ <text:s text:c="2"/>guard <text:s text:c="2"/>]</text:p>
      <text:p text:style-name="P15">[ <text:s text:c="3"/>ebp <text:s text:c="3"/>]</text:p>
      <text:p text:style-name="P15">[ <text:s/>retaddr <text:s/>]</text:p>
      <text:p text:style-name="P15">[ <text:s text:c="2"/>arg 1 <text:s text:c="2"/>]</text:p>
      <text:p text:style-name="P16">[ --------- ]</text:p>
      <text:p text:style-name="P16">[ --------- ]</text:p>
      <text:p text:style-name="P16">[ --------- ]</text:p>
      <text:p text:style-name="P30">Листинг<text:span text:style-name="T1"> </text:span><text:sequence text:ref-name="refЛистинг11" text:name="Листинг" text:formula="ooow:Листинг+1" style:num-format="1">12</text:sequence><text:span text:style-name="T1"> c</text:span>состояние стека функции <text:span text:style-name="T1">foo</text:span>() на момент завершения выполнения пролога, обратите внимание, что при переполнении буфера <text:span text:style-name="T1">buf</text:span> затирания локальных переменных уже не происходит!</text:p>
      <text:p text:style-name="P28">Сравните это с <text:span text:style-name="T7">листингом 5</text:span>. Разница незначительная, но принципиальная! По соображениям производительности, <text:span text:style-name="T1">Pro</text:span>-<text:span text:style-name="T1">Police</text:span> внедряет защиту адреса возврата только функции содержащие буфера, которые потенциально могут быть переполнены. То есть, <text:span text:style-name="T1">Pro</text:span>-<text:span text:style-name="T1">Police</text:span> совмещает в себе защитный механизм с системой аудита кода!</text:p>
      <text:p text:style-name="P28"><text:span text:style-name="T1">Pro</text:span>-<text:span text:style-name="T1">police</text:span> предусматривает даже такую неочевидную ситуацию, как подмену указателей, переданных в качестве аргументов и надежно защищает их. В прологе аргументы копируются в промежуточные переменные, расположенные "над" переполняющимся буфером, а не "под" ним (где находятся оригинальные аргументы). В дальнейшем, все обращения к аргументам осуществляются через промежуточные переменные следующим образом:</text:p>
      <text:p text:style-name="P17"/>
      <text:p text:style-name="P8">foo (int a, void (*fn)())</text:p>
      <text:p text:style-name="P8">{</text:p>
      <text:p text:style-name="P17"><text:span text:style-name="T8"><text:tab/></text:span><text:span text:style-name="T9">char</text:span><text:span text:style-name="T8"> </text:span><text:span text:style-name="T9">buf</text:span><text:span text:style-name="T8">[128];<text:tab/><text:tab/><text:tab/>// локальный буфер</text:span></text:p>
      <text:p text:style-name="P12"><text:tab/></text:p>
      <text:p text:style-name="P17"><text:span text:style-name="T8"><text:tab/></text:span><text:span text:style-name="T9">gets</text:span><text:span text:style-name="T8"> (</text:span><text:span text:style-name="T9">buf</text:span><text:span text:style-name="T8">);<text:tab/><text:tab/><text:tab/>// функция, переполняющая буфер</text:span></text:p>
      <text:p text:style-name="P17"><text:span text:style-name="T8"><text:tab/>(*</text:span><text:span text:style-name="T9">fn</text:span><text:span text:style-name="T8">)();<text:tab/><text:tab/><text:tab/>// вызов функции, по указателю переданному</text:span></text:p>
      <text:p text:style-name="P12"><text:tab/><text:tab/><text:tab/><text:tab/><text:tab/>// в качестве аргумента и затираемому</text:p>
      <text:p text:style-name="P17"><text:span text:style-name="T8"><text:tab/><text:tab/><text:tab/><text:tab/><text:tab/></text:span><text:span text:style-name="T9">// </text:span><text:span text:style-name="T8">при переполнении</text:span></text:p>
      <text:p text:style-name="P8">}</text:p>
      <text:p text:style-name="P30">Листинг <text:sequence text:ref-name="refЛистинг12" text:name="Листинг" text:formula="ooow:Листинг+1" style:num-format="1">13</text:sequence> псевдокод уязвимой функции, вызывающей функцию по указателю передаваемому в качестве аргумента, до защиты <text:span text:style-name="T1">Pro</text:span>-<text:span text:style-name="T1">Police</text:span></text:p>
      <text:p text:style-name="P17"/>
      <text:p text:style-name="P17"><text:span text:style-name="T9">Int</text:span><text:span text:style-name="T8">32<text:tab/></text:span><text:span text:style-name="T9">random</text:span><text:span text:style-name="T8">_</text:span><text:span text:style-name="T9">number</text:span><text:span text:style-name="T8">;<text:tab/><text:tab/><text:tab/>// глобальный </text:span><text:span text:style-name="T9">canary</text:span><text:span text:style-name="T8">, генерируемый случ. образом</text:span></text:p>
      <text:p text:style-name="P17"><text:span text:style-name="T9">foo</text:span><text:span text:style-name="T8"> (</text:span><text:span text:style-name="T9">int</text:span><text:span text:style-name="T8"> </text:span><text:span text:style-name="T9">a</text:span><text:span text:style-name="T8">, </text:span><text:span text:style-name="T9">void</text:span><text:span text:style-name="T8"> (*</text:span><text:span text:style-name="T9">fn</text:span><text:span text:style-name="T8">)())<text:tab/><text:tab/>// уязвимый аргумент-указатель</text:span></text:p>
      <text:p text:style-name="P8">{</text:p>
      <text:p text:style-name="P17"><text:span text:style-name="T10"><text:tab/>volatile int32 guard;<text:tab/><text:tab/>// </text:span><text:span text:style-name="T11">локальная</text:span><text:span text:style-name="T10"> </text:span><text:span text:style-name="T11">копия</text:span><text:span text:style-name="T10"> canary, </text:span><text:span text:style-name="T11">охраняющая</text:span><text:span text:style-name="T10"> </text:span><text:span text:style-name="T11">кадр</text:span></text:p>
      <text:p text:style-name="P17"><text:span text:style-name="T9"><text:tab/>char</text:span><text:span text:style-name="T8"> </text:span><text:span text:style-name="T9">buf</text:span><text:span text:style-name="T8">[128];<text:tab/><text:tab/><text:tab/>// буфер идет перед переменными, но после аргум.</text:span></text:p>
      <text:p text:style-name="P17"><text:span text:style-name="T11"><text:tab/>(</text:span><text:span text:style-name="T10">void</text:span><text:span text:style-name="T11"> *</text:span><text:span text:style-name="T10">safefn</text:span><text:span text:style-name="T11">)() = </text:span><text:span text:style-name="T10">fn</text:span><text:span text:style-name="T11">; <text:tab/>// копируем аргумент во временную переменную</text:span></text:p>
      <text:p text:style-name="P17"><text:span text:style-name="T11"><text:tab/></text:span><text:span text:style-name="T10">guard</text:span><text:span text:style-name="T11"> = </text:span><text:span text:style-name="T10">random</text:span><text:span text:style-name="T11">_</text:span><text:span text:style-name="T10">number</text:span><text:span text:style-name="T11">;<text:tab/><text:tab/>// копируем глобальный </text:span><text:span text:style-name="T10">canary</text:span><text:span text:style-name="T11"> в лок. переменную</text:span></text:p>
      <text:p text:style-name="P8"><text:tab/></text:p>
      <text:p text:style-name="P17"><text:soft-page-break/><text:span text:style-name="T8"><text:tab/></text:span><text:span text:style-name="T9">gets</text:span><text:span text:style-name="T8"> (</text:span><text:span text:style-name="T9">buf</text:span><text:span text:style-name="T8">);<text:tab/><text:tab/><text:tab/>// вызываем уязвимую функцию</text:span></text:p>
      <text:p text:style-name="P12"><text:tab/></text:p>
      <text:p text:style-name="P17"><text:span text:style-name="T11"><text:tab/>(*</text:span><text:span text:style-name="T10">safefn</text:span><text:span text:style-name="T11">)();<text:tab/><text:tab/><text:tab/>// вызываем функцию по скопированному указателю</text:span></text:p>
      <text:p text:style-name="P17"><text:span text:style-name="T11"><text:tab/></text:span><text:span text:style-name="T10">if (guard != random_number)<text:tab/>/* program halts */</text:span></text:p>
      <text:p text:style-name="P8">}</text:p>
      <text:p text:style-name="P30">Листинг<text:span text:style-name="T1"> </text:span><text:sequence text:ref-name="refЛистинг13" text:name="Листинг" text:formula="ooow:Листинг+1" style:num-format="1">14</text:sequence><text:span text:style-name="T1"> </text:span>псевдокод функции, защищенной <text:span text:style-name="T1">Pro</text:span>-<text:span text:style-name="T1">Police</text:span> (добавленные строки выделены жирным шрифтом)</text:p>
      <text:p text:style-name="P28">При всей надежности <text:span text:style-name="T1">Pro</text:span>-<text:span text:style-name="T1">Police</text:span>, отсутствие сторожевых слов между массивами, делает атаку по-прежнему возможной, поскольку затирание нижеследующих массивов порождает целый каскад вторичных переполнений (особенно целочисленных), да и массивы из указателей не такая уж большая редкость. Тем не менее такая проверка (кстати говоря, обещанная в следующих версиях <text:span text:style-name="T1">Pro</text:span>-<text:span text:style-name="T1">Police</text:span>) приведет к существенному падению производительности, что явно пойдет не на пользу ее популярности.</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
          </table:table-cell>
          <table:table-cell table:style-name="Table1.A1" office:value-type="string">
            <text:p text:style-name="P20">stack-guard</text:p>
          </table:table-cell>
          <table:table-cell table:style-name="Table1.A1" office:value-type="string">
            <text:p text:style-name="P20">.NET</text:p>
          </table:table-cell>
          <table:table-cell table:style-name="Table1.A1" office:value-type="string">
            <text:p text:style-name="P20">stack-shield</text:p>
          </table:table-cell>
          <table:table-cell table:style-name="Table1.E1" office:value-type="string">
            <text:p text:style-name="P20">Pro-police</text:p>
          </table:table-cell>
        </table:table-row>
        <table:table-row table:style-name="Table1.1">
          <table:table-cell table:style-name="Table1.A1" office:value-type="string">
            <text:p text:style-name="P17">защищает адрес возврата</text:p>
          </table:table-cell>
          <table:table-cell table:style-name="Table1.A1" office:value-type="string">
            <text:p text:style-name="P17">да</text:p>
          </table:table-cell>
          <table:table-cell table:style-name="Table1.A1" office:value-type="string">
            <text:p text:style-name="P17">да</text:p>
          </table:table-cell>
          <table:table-cell table:style-name="Table1.A1" office:value-type="string">
            <text:p text:style-name="P17">частично</text:p>
          </table:table-cell>
          <table:table-cell table:style-name="Table1.E1" office:value-type="string">
            <text:p text:style-name="P17">да</text:p>
          </table:table-cell>
        </table:table-row>
        <table:table-row table:style-name="Table1.1">
          <table:table-cell table:style-name="Table1.A1" office:value-type="string">
            <text:p text:style-name="P17">защищает указатель кадра</text:p>
          </table:table-cell>
          <table:table-cell table:style-name="Table1.A1" office:value-type="string">
            <text:p text:style-name="P17">нет</text:p>
          </table:table-cell>
          <table:table-cell table:style-name="Table1.A1" office:value-type="string">
            <text:p text:style-name="P17">да</text:p>
          </table:table-cell>
          <table:table-cell table:style-name="Table1.A1" office:value-type="string">
            <text:p text:style-name="P17">нет</text:p>
          </table:table-cell>
          <table:table-cell table:style-name="Table1.E1" office:value-type="string">
            <text:p text:style-name="P17">да</text:p>
          </table:table-cell>
        </table:table-row>
        <table:table-row table:style-name="Table1.1">
          <table:table-cell table:style-name="Table1.A1" office:value-type="string">
            <text:p text:style-name="P17">защищает локальные переменные</text:p>
          </table:table-cell>
          <table:table-cell table:style-name="Table1.A1" office:value-type="string">
            <text:p text:style-name="P17">нет</text:p>
          </table:table-cell>
          <table:table-cell table:style-name="Table1.A1" office:value-type="string">
            <text:p text:style-name="P17">нет</text:p>
          </table:table-cell>
          <table:table-cell table:style-name="Table1.A1" office:value-type="string">
            <text:p text:style-name="P17">частично</text:p>
          </table:table-cell>
          <table:table-cell table:style-name="Table1.E1" office:value-type="string">
            <text:p text:style-name="P17">да</text:p>
          </table:table-cell>
        </table:table-row>
        <table:table-row table:style-name="Table1.1">
          <table:table-cell table:style-name="Table1.A1" office:value-type="string">
            <text:p text:style-name="P17">защищает аргументы</text:p>
          </table:table-cell>
          <table:table-cell table:style-name="Table1.A1" office:value-type="string">
            <text:p text:style-name="P17">нет</text:p>
          </table:table-cell>
          <table:table-cell table:style-name="Table1.A1" office:value-type="string">
            <text:p text:style-name="P17">нет</text:p>
          </table:table-cell>
          <table:table-cell table:style-name="Table1.A1" office:value-type="string">
            <text:p text:style-name="P17">нет</text:p>
          </table:table-cell>
          <table:table-cell table:style-name="Table1.E1" office:value-type="string">
            <text:p text:style-name="P17">да</text:p>
          </table:table-cell>
        </table:table-row>
        <table:table-row table:style-name="Table1.1">
          <table:table-cell table:style-name="Table1.A1" office:value-type="string">
            <text:p text:style-name="P17">защищает буфера</text:p>
          </table:table-cell>
          <table:table-cell table:style-name="Table1.A1" office:value-type="string">
            <text:p text:style-name="P17">нет</text:p>
          </table:table-cell>
          <table:table-cell table:style-name="Table1.A1" office:value-type="string">
            <text:p text:style-name="P17">нет</text:p>
          </table:table-cell>
          <table:table-cell table:style-name="Table1.A1" office:value-type="string">
            <text:p text:style-name="P17">нет</text:p>
          </table:table-cell>
          <table:table-cell table:style-name="Table1.E1" office:value-type="string">
            <text:p text:style-name="P17">нет</text:p>
          </table:table-cell>
        </table:table-row>
        <table:table-row table:style-name="Table1.1">
          <table:table-cell table:style-name="Table1.A1" office:value-type="string">
            <text:p text:style-name="P17"><text:span text:style-name="T1">canary</text:span> <text:span text:style-name="T1">word</text:span> случаен</text:p>
          </table:table-cell>
          <table:table-cell table:style-name="Table1.A1" office:value-type="string">
            <text:p text:style-name="P17">нет</text:p>
          </table:table-cell>
          <table:table-cell table:style-name="Table1.A1" office:value-type="string">
            <text:p text:style-name="P17">частично</text:p>
          </table:table-cell>
          <table:table-cell table:style-name="Table1.A1" office:value-type="string">
            <text:p text:style-name="P21">—</text:p>
          </table:table-cell>
          <table:table-cell table:style-name="Table1.E1" office:value-type="string">
            <text:p text:style-name="P17">да</text:p>
          </table:table-cell>
        </table:table-row>
        <table:table-row table:style-name="Table1.1">
          <table:table-cell table:style-name="Table1.A1" office:value-type="string">
            <text:p text:style-name="P17">защищает <text:span text:style-name="T1">canary</text:span> <text:span text:style-name="T1">word</text:span> от перезаписи</text:p>
          </table:table-cell>
          <table:table-cell table:style-name="Table1.A1" office:value-type="string">
            <text:p text:style-name="P17">да</text:p>
          </table:table-cell>
          <table:table-cell table:style-name="Table1.A1" office:value-type="string">
            <text:p text:style-name="P17">нет</text:p>
          </table:table-cell>
          <table:table-cell table:style-name="Table1.A1" office:value-type="string">
            <text:p text:style-name="P21">—</text:p>
          </table:table-cell>
          <table:table-cell table:style-name="Table1.E1" office:value-type="string">
            <text:p text:style-name="P17">да</text:p>
          </table:table-cell>
        </table:table-row>
      </table:table>
      <text:p text:style-name="P30">Таблица <text:sequence text:ref-name="refТаблица0" text:name="Таблица" text:formula="ooow:Таблица+1" style:num-format="1">1</text:sequence> сводная таблица различных защитных методов</text:p>
      <text:h text:style-name="P4" text:outline-level="2">заключение</text:h>
      <text:p text:style-name="P28">Так все-таки можно защититься от переполняющихся буферов или нет? <text:span text:style-name="T1">Pro</text:span>-<text:span text:style-name="T1">Police</text:span> отсекает большое количество атак, но… все это атаки на стек, а помимо стека у нас еще есть целочисленное переполнение, спецификаторы и куча, которые <text:span text:style-name="T1">Pro</text:span>-<text:span text:style-name="T1">Police</text:span> даже не пытается охранять, поскольку они находятся вне его "департамента". Это не упрек, а скорее констатация факта.</text:p>
      <text:p text:style-name="P28">Личное наблюдение — прочитав несколько популярный статей и установив могучий <text:span text:style-name="T1">Pro</text:span>-<text:span text:style-name="T1">Police</text:span>, большинство знакомых мне программистов упускают из виду, что необходимо установить что-то еще. Безопасное программирование требует целого комплекса совокупных мер, жестоко карая за малейшие ошибки.</text:p>
      <text:p text:style-name="P28">Использовать <text:span text:style-name="T1">Pro</text:span>-<text:span text:style-name="T1">Police</text:span> безусловно стоит, равно как и компилировать программы с ключом /<text:span text:style-name="T1">GS</text:span>, однако, необходимо помнить, что эта мера отнюдь не гарантирует защищенности, а всего лишь уменьшает вероятность ата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2-10T06:59:00</dc:date>
    <meta:editing-cycles>253</meta:editing-cycles>
    <meta:editing-duration>PT13H13M</meta:editing-duration>
    <meta:document-statistic meta:table-count="1" meta:image-count="0" meta:object-count="0" meta:page-count="9" meta:paragraph-count="326" meta:word-count="4000" meta:character-count="28468" meta:non-whitespace-character-count="24343"/>
    <meta:generator>LibreOffice/5.2.3.3$Linux_X86_64 LibreOffice_project/20m0$Build-3</meta:generator>
  </office:meta>
</office:document-meta>
</file>